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602in"/>
    </style:style>
    <style:style style:name="co5" style:family="table-column">
      <style:table-column-properties fo:break-before="auto" style:column-width="1.4354in"/>
    </style:style>
    <style:style style:name="co6" style:family="table-column">
      <style:table-column-properties fo:break-before="auto" style:column-width="1.0846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1862in"/>
    </style:style>
    <style:style style:name="co9" style:family="table-column">
      <style:table-column-properties fo:break-before="auto" style:column-width="1.1154in"/>
    </style:style>
    <style:style style:name="co10" style:family="table-column">
      <style:table-column-properties fo:break-before="auto" style:column-width="1.3228in"/>
    </style:style>
    <style:style style:name="co11" style:family="table-column">
      <style:table-column-properties fo:break-before="auto" style:column-width="1.4425in"/>
    </style:style>
    <style:style style:name="co12" style:family="table-column">
      <style:table-column-properties fo:break-before="auto" style:column-width="1.128in"/>
    </style:style>
    <style:style style:name="co13" style:family="table-column">
      <style:table-column-properties fo:break-before="auto" style:column-width="1.3902in"/>
    </style:style>
    <style:style style:name="co14" style:family="table-column">
      <style:table-column-properties fo:break-before="auto" style:column-width="1.3472in"/>
    </style:style>
    <style:style style:name="co15" style:family="table-column">
      <style:table-column-properties fo:break-before="auto" style:column-width="0.9744in"/>
    </style:style>
    <style:style style:name="co16" style:family="table-column">
      <style:table-column-properties fo:break-before="auto" style:column-width="1.4791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66ffff" fo:border="0.0008in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99" fo:border="0.0008in solid #000000"/>
    </style:style>
    <style:style style:name="ce6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fo:border="0.0008in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10" style:family="table-cell" style:parent-style-name="Default">
      <style:table-cell-properties fo:background-color="#00ffff" fo:border="0.0008in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dddddd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dddddd"/>
    </style:style>
    <style:style style:name="ce15" style:family="table-cell" style:parent-style-name="Default">
      <style:table-cell-properties fo:background-color="#ffff99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555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5.03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909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177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110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043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06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2.394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333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976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510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1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488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42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955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266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264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132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866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309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7.931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6.998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0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02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88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711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0.575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28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3.840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4.821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2.799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5.598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ibilityManager" table:style-name="ta1" table:print="false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DisplayObject</text:p>
          </table:table-cell>
          <table:table-cell table:style-name="ce9"/>
          <table:table-cell table:style-name="ce9" office:value-type="float" office:value="2">
            <office:annotation draw:style-name="gr1" draw:text-style-name="P1" svg:width="1.1413in" svg:height="1.6343in" svg:x="3.2484in" svg:y="0in" draw:caption-point-x="-0.2402in" draw:caption-point-y="0.1646in">
              <dc:creator>LS</dc:creator>
              <dc:date>2018-11-19T00:00:00</dc:date>
              <text:p text:style-name="P1"><text:span text:style-name="T1">AccessibilityManager-flow.js:1481:5-17: [class: DisplayObject]</text:span></text:p>
              <text:p text:style-name="P1"><text:span text:style-name="T1">AccessibilityManager-flow.js:1481:5-27: DisplayObject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3252in">
              <dc:creator>LS</dc:creator>
              <dc:date>2018-11-19T00:00:00</dc:date>
              <text:p text:style-name="P1"><text:span text:style-name="T1">AccessibilityManager-flow.js:1957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2484in" svg:y="0in" draw:caption-point-x="-0.2402in" draw:caption-point-y="0.4858in">
              <dc:creator>LS</dc:creator>
              <dc:date>2018-11-19T00:00:00</dc:date>
              <text:p text:style-name="P1"><text:span text:style-name="T1">AccessibilityManager-flow.js:1958:1-14: [class: CanvasRenderer]</text:span></text:p>
            </office:annotation>
            <text:p>1</text:p>
          </table:table-cell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480">
            <text:p>1480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958">
            <text:p>1958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Accessibility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Render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2">
          <table:table-cell table:style-name="ce10" office:value-type="string">
            <text:p>Base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Base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aseTextur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aseTextur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itmapText" table:style-name="ta1" table:print="false">
        <table:table-column table:style-name="co3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/>
          <table:table-cell table:style-name="ce9" office:value-type="float" office:value="34">
            <office:annotation draw:style-name="gr3" draw:text-style-name="P1" svg:width="1.1413in" svg:height="25.1165in" svg:x="3.2205in" svg:y="0in" draw:caption-point-x="-0.2402in" draw:caption-point-y="0.1646in">
              <dc:creator>LS</dc:creator>
              <dc:date>2018-11-20T00:00:00</dc:date>
              <text:p text:style-name="P1"><text:span text:style-name="T1">BitmapText-flow.js:1475:15-17: Point</text:span></text:p>
              <text:p text:style-name="P1"><text:span text:style-name="T1">BitmapText-flow.js:1475:21-31: Point</text:span></text:p>
              <text:p text:style-name="P1"><text:span text:style-name="T1">BitmapText-flow.js:1475:25-29: [class: Point]</text:span></text:p>
              <text:p text:style-name="P1"><text:span text:style-name="T1">BitmapText-flow.js:1476:15-19: Array&lt;{charCode: , line: number, position: Point, texture: }&gt;</text:span></text:p>
              <text:p text:style-name="P1"><text:span text:style-name="T1">BitmapText-flow.js:1476:23-24: Array&lt;{charCode: , line: number, position: Point, texture: }&gt;</text:span></text:p>
              <text:p text:style-name="P1"><text:span text:style-name="T1">BitmapText-flow.js:1503:17-19: Point</text:span></text:p>
              <text:p text:style-name="P1"><text:span text:style-name="T1">BitmapText-flow.js:1504:17-19: Point</text:span></text:p>
              <text:p text:style-name="P1"><text:span text:style-name="T1">BitmapText-flow.js:1509:58-60: Point</text:span></text:p>
              <text:p text:style-name="P1"><text:span text:style-name="T1">BitmapText-flow.js:1511:35-39: Array&lt;{charCode: , line: number, position: Point, texture: }&gt;</text:span></text:p>
              <text:p text:style-name="P1"><text:span text:style-name="T1">BitmapText-flow.js:1519:17-19: Point</text:span></text:p>
              <text:p text:style-name="P1"><text:span text:style-name="T1">BitmapText-flow.js:1520:17-19: Point</text:span></text:p>
              <text:p text:style-name="P1"><text:span text:style-name="T1">BitmapText-flow.js:1534:17-19: Point</text:span></text:p>
              <text:p text:style-name="P1"><text:span text:style-name="T1">BitmapText-flow.js:1537:13-17: Array&lt;{charCode: , line: number, position: Point, texture: }&gt;</text:span></text:p>
              <text:p text:style-name="P1"><text:span text:style-name="T1">BitmapText-flow.js:1537:24,1542:13: {charCode: , line: number, position: Point, texture: }</text:span></text:p>
              <text:p text:style-name="P1"><text:span text:style-name="T1">BitmapText-flow.js:1541:27-87: Point</text:span></text:p>
              <text:p text:style-name="P1"><text:span text:style-name="T1">BitmapText-flow.js:1541:31-35: [class: Point]</text:span></text:p>
              <text:p text:style-name="P1"><text:span text:style-name="T1">BitmapText-flow.js:1541:37-39: Point</text:span></text:p>
              <text:p text:style-name="P1"><text:span text:style-name="T1">BitmapText-flow.js:1541:63-65: Point</text:span></text:p>
              <text:p text:style-name="P1"><text:span text:style-name="T1">BitmapText-flow.js:1543:29-31: Point</text:span></text:p>
              <text:p text:style-name="P1"><text:span text:style-name="T1">BitmapText-flow.js:1544:13-15: Point</text:span></text:p>
              <text:p text:style-name="P1"><text:span text:style-name="T1">BitmapText-flow.js:1570:26-30: Array&lt;{charCode: , line: number, position: Point, texture: }&gt;</text:span></text:p>
              <text:p text:style-name="P1"><text:span text:style-name="T1">BitmapText-flow.js:1579:29-33: Array&lt;{charCode: , line: number, position: Point, texture: }&gt;</text:span></text:p>
              <text:p text:style-name="P1"><text:span text:style-name="T1">BitmapText-flow.js:1579:29-36: {charCode: , line: number, position: Point, texture: }</text:span></text:p>
              <text:p text:style-name="P1"><text:span text:style-name="T1">BitmapText-flow.js:1583:32-36: Array&lt;{charCode: , line: number, position: Point, texture: }&gt;</text:span></text:p>
              <text:p text:style-name="P1"><text:span text:style-name="T1">BitmapText-flow.js:1583:32-39: {charCode: , line: number, position: Point, texture: }</text:span></text:p>
              <text:p text:style-name="P1"><text:span text:style-name="T1">BitmapText-flow.js:1587:29-33: Array&lt;{charCode: , line: number, position: Point, texture: }&gt;</text:span></text:p>
              <text:p text:style-name="P1"><text:span text:style-name="T1">BitmapText-flow.js:1587:29-36: {charCode: , line: number, position: Point, texture: }</text:span></text:p>
              <text:p text:style-name="P1"><text:span text:style-name="T1">BitmapText-flow.js:1587:29-45: Point</text:span></text:p>
              <text:p text:style-name="P1"><text:span text:style-name="T1">BitmapText-flow.js:1587:68-72: Array&lt;{charCode: , line: number, position: Point, texture: }&gt;</text:span></text:p>
              <text:p text:style-name="P1"><text:span text:style-name="T1">BitmapText-flow.js:1587:68-75: {charCode: , line: number, position: Point, texture: }</text:span></text:p>
              <text:p text:style-name="P1"><text:span text:style-name="T1">BitmapText-flow.js:1588:28-32: Array&lt;{charCode: , line: number, position: Point, texture: }&gt;</text:span></text:p>
              <text:p text:style-name="P1"><text:span text:style-name="T1">BitmapText-flow.js:1588:28-35: {charCode: , line: number, position: Point, texture: }</text:span></text:p>
              <text:p text:style-name="P1"><text:span text:style-name="T1">BitmapText-flow.js:1588:28-44: Point</text:span></text:p>
              <text:p text:style-name="P1"><text:span text:style-name="T1">BitmapText-flow.js:1605:28-30: Point</text:span></text:p>
            </office:annotation>
            <text:p>34</text:p>
          </table:table-cell>
        </table:table-row>
        <table:table-row table:style-name="ro1">
          <table:table-cell table:style-name="ce2" office:value-type="string">
            <text:p>Sprite</text:p>
          </table:table-cell>
          <table:table-cell table:style-name="ce9" office:value-type="float" office:value="1">
            <office:annotation draw:style-name="gr4" draw:text-style-name="P1" svg:width="1.1413in" svg:height="0.5457in" svg:x="2.3315in" svg:y="0in" draw:caption-point-x="-0.2402in" draw:caption-point-y="0.3252in">
              <dc:creator>LS</dc:creator>
              <dc:date>2018-11-20T00:00:00</dc:date>
              <text:p text:style-name="P1"><text:span text:style-name="T1">BitmapText-flow.js:1583:17-48: Sprite</text:span></text:p>
            </office:annotation>
            <text:p>1</text:p>
          </table:table-cell>
          <table:table-cell table:style-name="ce9" office:value-type="float" office:value="12">
            <office:annotation draw:style-name="gr5" draw:text-style-name="P1" svg:width="1.1413in" svg:height="5.9886in" svg:x="3.2205in" svg:y="0in" draw:caption-point-x="-0.2402in" draw:caption-point-y="0.3252in">
              <dc:creator>LS</dc:creator>
              <dc:date>2018-11-20T00:00:00</dc:date>
              <text:p text:style-name="P1"><text:span text:style-name="T1">BitmapText-flow.js:1575:17: Sprite</text:span></text:p>
              <text:p text:style-name="P1"><text:span text:style-name="T1">BitmapText-flow.js:1583:21-48: Sprite</text:span></text:p>
              <text:p text:style-name="P1"><text:span text:style-name="T1">BitmapText-flow.js:1583:25-30: [class: Sprite]</text:span></text:p>
              <text:p text:style-name="P1"><text:span text:style-name="T1">BitmapText-flow.js:1584:35: Sprite</text:span></text:p>
              <text:p text:style-name="P1"><text:span text:style-name="T1">BitmapText-flow.js:1587:13: Sprite</text:span></text:p>
              <text:p text:style-name="P1"><text:span text:style-name="T1">BitmapText-flow.js:1588:13: Sprite</text:span></text:p>
              <text:p text:style-name="P1"><text:span text:style-name="T1">BitmapText-flow.js:1589:13: Sprite</text:span></text:p>
              <text:p text:style-name="P1"><text:span text:style-name="T1">BitmapText-flow.js:1589:25: Sprite</text:span></text:p>
              <text:p text:style-name="P1"><text:span text:style-name="T1">BitmapText-flow.js:1590:13: Sprite</text:span></text:p>
              <text:p text:style-name="P1"><text:span text:style-name="T1">BitmapText-flow.js:1592:18: Sprite</text:span></text:p>
              <text:p text:style-name="P1"><text:span text:style-name="T1">BitmapText-flow.js:1594:17-32: Container | Sprite | Text</text:span></text:p>
              <text:p text:style-name="P1"><text:span text:style-name="T1">BitmapText-flow.js:1594:31: Sprite</text:span></text:p>
            </office:annotation>
            <text:p>12</text:p>
          </table:table-cell>
        </table:table-row>
        <table:table-row table:style-name="ro1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6" draw:text-style-name="P1" svg:width="1.1413in" svg:height="0.7012in" svg:x="2.3315in" svg:y="0in" draw:caption-point-x="-0.2402in" draw:caption-point-y="0.4858in">
              <dc:creator>LS</dc:creator>
              <dc:date>2018-11-20T00:00:00</dc:date>
              <text:p text:style-name="P1"><text:span text:style-name="T1">BitmapText-flow.js:1454:9-84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2205in" svg:y="0in" draw:caption-point-x="-0.2402in" draw:caption-point-y="0.4858in">
              <dc:creator>LS</dc:creator>
              <dc:date>2018-11-20T00:00:00</dc:date>
              <text:p text:style-name="P1"><text:span text:style-name="T1">BitmapText-flow.js:1454:24-84: ObservablePoint</text:span></text:p>
              <text:p text:style-name="P1"><text:span text:style-name="T1">BitmapText-flow.js:1454:28-42: [class: ObservablePoint]</text:span></text:p>
            </office:annotation>
            <text:p>2</text:p>
          </table:table-cell>
        </table:table-row>
        <table:table-row table:style-name="ro1">
          <table:table-cell table:style-name="ce3" office:value-type="string">
            <text:p>Contain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1359">
            <text:p>1359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1802">
            <text:p>1802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BitmapTex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endMode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lurX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9-44: BlurX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47in" draw:caption-point-x="-0.2402in" draw:caption-point-y="0.1752in">
              <dc:creator>LS</dc:creator>
              <dc:date>2018-11-26T00:00:00</dc:date>
              <text:p text:style-name="P1"><text:span text:style-name="T1">BlurFilter-flow.js:456:28-44: BlurXFilter</text:span></text:p>
              <text:p text:style-name="P1"><text:span text:style-name="T1">BlurFilter-flow.js:456:32-42: [class: BlurXFilter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BlurYFilter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9-44: BlurYFilter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94in" draw:caption-point-x="-0.2402in" draw:caption-point-y="0.3461in">
              <dc:creator>LS</dc:creator>
              <dc:date>2018-11-26T00:00:00</dc:date>
              <text:p text:style-name="P1"><text:span text:style-name="T1">BlurFilter-flow.js:457:28-44: BlurYFilter</text:span></text:p>
              <text:p text:style-name="P1"><text:span text:style-name="T1">BlurFilter-flow.js:457:32-42: [class: BlurYFilter]</text:span></text:p>
            </office:annotation>
            <text:p>2</text:p>
          </table:table-cell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445">
            <text:p>44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574">
            <text:p>574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BlurFilt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X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office:value-type="string">
            <text:p>Src Initial Line:</text:p>
          </table:table-cell>
          <table:table-cell table:number-columns-repeated="2"/>
        </table:table-row>
        <table:table-row table:style-name="ro3">
          <table:table-cell office:value-type="string">
            <text:p>Src Final Line:</text:p>
          </table:table-cell>
          <table:table-cell table:number-columns-repeated="2"/>
        </table:table-row>
        <table:table-row table:style-name="ro3">
          <table:table-cell office:value-type="string">
            <text:p>File:</text:p>
          </table:table-cell>
          <table:table-cell office:value-type="string">
            <text:p>BlurXFilter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lurYFilter" table:style-name="ta1" table:print="false">
        <table:table-column table:style-name="co2" table:default-cell-style-name="ce4"/>
        <table:table-column table:style-name="co2" table:number-columns-repeated="2" table:default-cell-style-name="Default"/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office:value-type="string">
            <text:p>Src Initial Line:</text:p>
          </table:table-cell>
          <table:table-cell table:number-columns-repeated="2"/>
        </table:table-row>
        <table:table-row table:style-name="ro1">
          <table:table-cell office:value-type="string">
            <text:p>Src Final Line:</text:p>
          </table:table-cell>
          <table:table-cell table:number-columns-repeated="2"/>
        </table:table-row>
        <table:table-row table:style-name="ro1">
          <table:table-cell office:value-type="string">
            <text:p>File:</text:p>
          </table:table-cell>
          <table:table-cell office:value-type="string">
            <text:p>BlurYFilter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Bounds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in" draw:caption-point-x="-0.2402in" draw:caption-point-y="0.1701in">
              <dc:creator>LS</dc:creator>
              <dc:date>2018-04-01T00:00:00</dc:date>
              <text:p text:style-name="P1"><text:span text:style-name="T1">Bounds-flow.js:344:20-28: [class: Rectangle]</text:span></text:p>
              <text:p text:style-name="P1"><text:span text:style-name="T1">Bounds-flow.js:344:20-34: Rectangle</text:span></text:p>
              <text:p text:style-name="P1"><text:span text:style-name="T1">Bounds-flow.js:347:24-48: Rectangle</text:span></text:p>
              <text:p text:style-name="P1"><text:span text:style-name="T1">Bounds-flow.js:347:28-36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90">
            <text:p>59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Buff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Buff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cheData" table:style-name="ta1" table:print="false">
        <table:table-column table:style-name="co6" table:default-cell-style-name="ce2"/>
        <table:table-column table:style-name="co2" table:default-cell-style-name="Default"/>
        <table:table-column table:style-name="co7" table:default-cell-style-name="Default"/>
        <table:table-row table:style-name="ro5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office:value-type="string">
            <text:p>DisplayObjec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3.5819in" svg:y="0in" draw:caption-point-x="-0.2402in" draw:caption-point-y="0.1748in">
              <dc:creator>LS</dc:creator>
              <dc:date>2018-11-28T00:00:00</dc:date>
              <text:p text:style-name="P1">CacheData-flow.js:1844:23-35: [class: DisplayObject]</text:p>
              <text:p text:style-name="P1">CacheData-flow.js:1847:1-13: [class: DisplayObject]</text:p>
              <text:p text:style-name="P1">CacheData-flow.js:1847:1-23: DisplayObject</text:p>
              <text:p text:style-name="P1">CacheData-flow.js:1848:1-13: [class: DisplayObject]</text:p>
              <text:p text:style-name="P1">CacheData-flow.js:1848:1-23: DisplayObject</text:p>
            </office:annotation>
            <text:p>5</text:p>
          </table:table-cell>
        </table:table-row>
        <table:table-row table:style-name="ro1">
          <table:table-cell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">
            <office:annotation draw:style-name="gr1" draw:text-style-name="P1" svg:width="1.1413in" svg:height="1.6343in" svg:x="3.5819in" svg:y="0in" draw:caption-point-x="-0.2402in" draw:caption-point-y="0.335in">
              <dc:creator>LS</dc:creator>
              <dc:date>2018-11-28T00:00:00</dc:date>
              <text:p text:style-name="P1">CacheData-flow.js:1845:7-17: Matrix</text:p>
              <text:p text:style-name="P1">CacheData-flow.js:1845:21-32: Matrix</text:p>
              <text:p text:style-name="P1">CacheData-flow.js:1845:25-30: [class: Matrix]</text:p>
            </office:annotation>
            <text:p>3</text:p>
          </table:table-cell>
        </table:table-row>
        <table:table-row table:style-name="ro5">
          <table:table-cell office:value-type="string">
            <text:p>RenderTextur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office:value-type="string">
            <text:p>Sprit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style-name="ce1"/>
          <table:table-cell table:number-columns-repeated="2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844">
            <text:p>1844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877">
            <text:p>1877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CacheData-flow.js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GraphicsRenderer" table:style-name="ta1" table:print="false">
        <table:table-column table:style-name="co8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Renderer</text:p>
          </table:table-cell>
          <table:table-cell table:style-name="ce9"/>
          <table:table-cell table:style-name="ce9" office:value-type="float" office:value="1">
            <office:annotation draw:style-name="gr2" draw:text-style-name="P1" svg:width="1.1413in" svg:height="1.0122in" svg:x="3.1957in" svg:y="0in" draw:caption-point-x="-0.2402in" draw:caption-point-y="0.1697in">
              <dc:creator>LS</dc:creator>
              <dc:date>2018-11-06T00:00:00</dc:date>
              <text:p text:style-name="P1"><text:span text:style-name="T1">CanvasGraphicsRenderer-flow.js:849:1-14: [class: CanvasRenderer]</text:span></text:p>
            </office:annotation>
            <text:p>1</text:p>
          </table:table-cell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584">
            <text:p>584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850">
            <text:p>850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anvasMask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173">
            <text:p>17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>
          <table:table-cell table:number-columns-repeated="3"/>
        </table:table-row>
      </table:table>
      <table:table table:name="CanvasRenderer" table:style-name="ta1" table:print="false">
        <table:table-column table:style-name="co9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CanvasMaskManager</text:p>
          </table:table-cell>
          <table:table-cell table:style-name="ce9" office:value-type="float" office:value="1">
            <office:annotation draw:style-name="gr11" draw:text-style-name="P1" svg:width="1.1413in" svg:height="0.8567in" svg:x="2.2362in" svg:y="0in" draw:caption-point-x="-0.2402in" draw:caption-point-y="0.1701in">
              <dc:creator>LS</dc:creator>
              <dc:date>2018-09-04T00:00:00</dc:date>
              <text:p text:style-name="P1"><text:span text:style-name="T1">CanvasRenderer-flow.js:795:32-48: [class: CanvasMaskManager]</text:span></text:p>
            </office:annotation>
            <text:p>1</text:p>
          </table:table-cell>
          <table:table-cell table:style-name="ce9" office:value-type="float" office:value="0">
            <text:p>0</text:p>
          </table:table-cell>
        </table:table-row>
        <table:table-row table:style-name="ro4">
          <table:table-cell table:style-name="ce2" office:value-type="string">
            <text:p>Canvas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10" draw:text-style-name="P1" svg:width="1.1413in" svg:height="3.1894in" svg:x="3.1252in" svg:y="0in" draw:caption-point-x="-0.2402in" draw:caption-point-y="0.3362in">
              <dc:creator>LS</dc:creator>
              <dc:date>2018-09-04T00:00:00</dc:date>
              <text:p text:style-name="P1"><text:span text:style-name="T1">CanvasRenderer-flow.js:863:57-74: [class: CanvasRenderTarget]</text:span></text:p>
              <text:p text:style-name="P1"><text:span text:style-name="T1">CanvasRenderer-flow.js:868:40-72: CanvasRenderTarget</text:span></text:p>
              <text:p text:style-name="P1"><text:span text:style-name="T1">CanvasRenderer-flow.js:872:28-60: CanvasRenderTarget</text:span></text:p>
              <text:p text:style-name="P1"><text:span text:style-name="T1">CanvasRenderer-flow.js:873:31-63: CanvasRenderTarget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SystemRenderer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1">
            <text:p>75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03">
            <text:p>1003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Canva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2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Canvas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2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anvasRenderTarge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Circ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043in" draw:caption-point-x="-0.2402in" draw:caption-point-y="0.1874in">
              <dc:creator>LS</dc:creator>
              <dc:date>2018-04-01T00:00:00</dc:date>
              <text:p text:style-name="P1"><text:span text:style-name="T1">Circle-flow.js:349:16-106: Rectangle</text:span></text:p>
              <text:p text:style-name="P1"><text:span text:style-name="T1">Circle-flow.js:349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1">
            <text:p>351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Circ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Container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3" office:value-type="string">
            <text:p>DisplayObject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DisplayObjec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TransformStatic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2" draw:text-style-name="P1" svg:width="1.1413in" svg:height="4.1224in" svg:x="3.711in" svg:y="0.015in" draw:caption-point-x="-0.2402in" draw:caption-point-y="0.165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83-97: [class: TransformStatic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Transform</text:p>
          </table:table-cell>
          <table:table-cell table:style-name="ce9" office:value-type="float" office:value="1">
            <office:annotation draw:style-name="gr6" draw:text-style-name="P1" svg:width="1.1413in" svg:height="0.7012in" svg:x="2.28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83:9-45: Transform | TransformStatic</text:span></text:p>
            </office:annotation>
            <text:p>1</text:p>
          </table:table-cell>
          <table:table-cell table:style-name="ce9" office:value-type="float" office:value="5">
            <office:annotation draw:style-name="gr12" draw:text-style-name="P1" svg:width="1.1413in" svg:height="4.1224in" svg:x="3.711in" svg:y="0.028in" draw:caption-point-x="-0.2402in" draw:caption-point-y="0.3276in">
              <dc:creator>LS</dc:creator>
              <dc:date>2018-03-19T00:00:00</dc:date>
              <text:p text:style-name="P1"><text:span text:style-name="T1">DisplayObject-flow.js:1072:15-28: [class: Transform] | [class: TransformStatic]</text:span></text:p>
              <text:p text:style-name="P1"><text:span text:style-name="T1">DisplayObject-flow.js:1072:32-109: [class: Transform] | [class: TransformStatic]</text:span></text:p>
              <text:p text:style-name="P1"><text:span text:style-name="T1">DisplayObject-flow.js:1072:101-109: [class: Transform]</text:span></text:p>
              <text:p text:style-name="P1"><text:span text:style-name="T1">DisplayObject-flow.js:1083:26-45: Transform | TransformStatic</text:span></text:p>
              <text:p text:style-name="P1"><text:span text:style-name="T1">DisplayObject-flow.js:1083:30-43: [class: Transform] | [class: TransformStatic]</text:span></text:p>
            </office:annotation>
            <text:p>5</text:p>
          </table:table-cell>
        </table:table-row>
        <table:table-row table:style-name="ro3">
          <table:table-cell table:style-name="ce2" office:value-type="string">
            <text:p>Bounds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9-35: Bounds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413in" draw:caption-point-x="-0.2402in" draw:caption-point-y="0.4902in">
              <dc:creator>LS</dc:creator>
              <dc:date>2018-03-19T00:00:00</dc:date>
              <text:p text:style-name="P1"><text:span text:style-name="T1">DisplayObject-flow.js:1147:24-35: Bounds</text:span></text:p>
              <text:p text:style-name="P1"><text:span text:style-name="T1">DisplayObject-flow.js:1147:28-33: [class: Bounds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1118in" draw:caption-point-x="-0.2402in" draw:caption-point-y="0.5953in">
              <dc:creator>LS</dc:creator>
              <dc:date>2018-03-19T00:00:00</dc:date>
              <text:p text:style-name="P1"><text:span text:style-name="T1">DisplayObject-flow.js:1242:17-50: Rectangle</text:span></text:p>
              <text:p text:style-name="P1"><text:span text:style-name="T1">DisplayObject-flow.js:1269:17-55: Rectangle</text:span></text:p>
            </office:annotation>
            <text:p>2</text:p>
          </table:table-cell>
          <table:table-cell table:style-name="ce9" office:value-type="float" office:value="12">
            <office:annotation draw:style-name="gr13" draw:text-style-name="P1" svg:width="1.1413in" svg:height="6.1441in" svg:x="3.711in" svg:y="0.1122in" draw:caption-point-x="-0.2402in" draw:caption-point-y="0.5949in">
              <dc:creator>LS</dc:creator>
              <dc:date>2018-03-19T00:00:00</dc:date>
              <text:p text:style-name="P1"><text:span text:style-name="T1">DisplayObject-flow.js:1238:14-17: Rectangle</text:span></text:p>
              <text:p text:style-name="P1"><text:span text:style-name="T1">DisplayObject-flow.js:1242:36-50: Rectangle</text:span></text:p>
              <text:p text:style-name="P1"><text:span text:style-name="T1">DisplayObject-flow.js:1242:40-48: [class: Rectangle]</text:span></text:p>
              <text:p text:style-name="P1"><text:span text:style-name="T1">DisplayObject-flow.js:1245:13-35: Rectangle</text:span></text:p>
              <text:p text:style-name="P1"><text:span text:style-name="T1">DisplayObject-flow.js:1245:20-35: Rectangle</text:span></text:p>
              <text:p text:style-name="P1"><text:span text:style-name="T1">DisplayObject-flow.js:1248:42-45: Rectangle</text:span></text:p>
              <text:p text:style-name="P1"><text:span text:style-name="T1">DisplayObject-flow.js:1265:14-17: void | Rectangle</text:span></text:p>
              <text:p text:style-name="P1"><text:span text:style-name="T1">DisplayObject-flow.js:1269:41-55: Rectangle</text:span></text:p>
              <text:p text:style-name="P1"><text:span text:style-name="T1">DisplayObject-flow.js:1269:45-53: [class: Rectangle]</text:span></text:p>
              <text:p text:style-name="P1"><text:span text:style-name="T1">DisplayObject-flow.js:1272:13-40: Rectangle</text:span></text:p>
              <text:p text:style-name="P1"><text:span text:style-name="T1">DisplayObject-flow.js:1272:20-40: Rectangle</text:span></text:p>
              <text:p text:style-name="P1"><text:span text:style-name="T1">DisplayObject-flow.js:1275:46-49: Rectangle</text:span></text:p>
            </office:annotation>
            <text:p>12</text:p>
          </table:table-cell>
        </table:table-row>
        <table:table-row table:style-name="ro3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2811in" svg:y="0.287in" draw:caption-point-x="-0.2402in" draw:caption-point-y="0.5957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048">
            <text:p>1048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716">
            <text:p>171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DisplayObjec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1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Ellip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8" draw:text-style-name="P1" svg:width="1.1413in" svg:height="1.1677in" svg:x="3.711in" svg:y="0.0114in" draw:caption-point-x="-0.2402in" draw:caption-point-y="0.1803in">
              <dc:creator>LS</dc:creator>
              <dc:date>2018-04-01T00:00:00</dc:date>
              <text:p text:style-name="P1"><text:span text:style-name="T1">Ellipse-flow.js:356:16-96: Rectangle</text:span></text:p>
              <text:p text:style-name="P1"><text:span text:style-name="T1">Ellipse-flow.js:356:20-28: [class: Rectangle]</text:span></text:p>
            </office:annotation>
            <text:p>2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270">
            <text:p>270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359">
            <text:p>35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Ellip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048565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number-columns-repeated="2" table:style-name="ce9" office:value-type="float" office:value="0">
            <text:p>0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">
            <office:annotation draw:style-name="gr14" draw:text-style-name="P1" svg:width="1.1413in" svg:height="1.3232in" svg:x="2.9031in" svg:y="0.0535in" draw:caption-point-x="-0.2402in" draw:caption-point-y="0.3256in">
              <dc:creator>LS</dc:creator>
              <dc:date>2018-09-13T00:00:00</dc:date>
              <text:p text:style-name="P1"><text:span text:style-name="T1">FilterManager-flow.js:1390:54-103: RenderTarget</text:span></text:p>
              <text:p text:style-name="P1"><text:span text:style-name="T1">FilterManager-flow.js:1390:58-69: [class: RenderTarget]</text:span></text:p>
            </office:annotation>
            <text:p>2</text:p>
          </table:table-cell>
        </table:table-row>
        <table:table-row table:style-name="ro3">
          <table:table-cell table:style-name="ce2" office:value-type="string">
            <text:p>Quad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9-65: Quad</text:span></text:p>
            </office:annotation>
            <text:p>1</text:p>
          </table:table-cell>
          <table:table-cell table:style-name="ce9" office:value-type="float" office:value="2">
            <office:annotation draw:style-name="gr2" draw:text-style-name="P1" svg:width="1.1413in" svg:height="1.0122in" svg:x="2.9031in" svg:y="0.0803in" draw:caption-point-x="-0.2402in" draw:caption-point-y="0.4862in">
              <dc:creator>LS</dc:creator>
              <dc:date>2018-09-13T00:00:00</dc:date>
              <text:p text:style-name="P1"><text:span text:style-name="T1">FilterManager-flow.js:930:21-65: Quad</text:span></text:p>
              <text:p text:style-name="P1"><text:span text:style-name="T1">FilterManager-flow.js:930:25-28: [class: Quad]</text:span></text:p>
            </office:annotation>
            <text:p>2</text:p>
          </table:table-cell>
        </table:table-row>
        <table:table-row table:style-name="ro2">
          <table:table-cell table:style-name="ce7" office:value-type="string">
            <text:p>FilterStat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39">
            <office:annotation draw:style-name="gr15" draw:text-style-name="P1" svg:width="1.1413in" svg:height="22.4728in" svg:x="2.9031in" svg:y="0.1469in" draw:caption-point-x="-0.2402in" draw:caption-point-y="0.5957in">
              <dc:creator>LS</dc:creator>
              <dc:date>2018-09-13T00:00:00</dc:date>
              <text:p text:style-name="P1"><text:span text:style-name="T1">FilterManager-flow.js:949:13-22: {index: number, stack: [FilterState]}</text:span></text:p>
              <text:p text:style-name="P1"><text:span text:style-name="T1">FilterManager-flow.js:956:19-29: FilterState</text:span></text:p>
              <text:p text:style-name="P1"><text:span text:style-name="T1">FilterManager-flow.js:956:33-49: FilterState</text:span></text:p>
              <text:p text:style-name="P1"><text:span text:style-name="T1">FilterManager-flow.js:956:37-47: [class: FilterState]</text:span></text:p>
              <text:p text:style-name="P1"><text:span text:style-name="T1">FilterManager-flow.js:958:13-23: FilterState</text:span></text:p>
              <text:p text:style-name="P1"><text:span text:style-name="T1">FilterManager-flow.js:958:39-49: FilterState</text:span></text:p>
              <text:p text:style-name="P1"><text:span text:style-name="T1">FilterManager-flow.js:959:13-23: FilterState</text:span></text:p>
              <text:p text:style-name="P1"><text:span text:style-name="T1">FilterManager-flow.js:961:13,964:13: {index: number, stack: [FilterState]}</text:span></text:p>
              <text:p text:style-name="P1"><text:span text:style-name="T1">FilterManager-flow.js:961:60,964:13: {index: number, stack: [FilterState]}</text:span></text:p>
              <text:p text:style-name="P1"><text:span text:style-name="T1">FilterManager-flow.js:961:73,964:13: {index: number, stack: [FilterState]}</text:span></text:p>
              <text:p text:style-name="P1"><text:span text:style-name="T1">FilterManager-flow.js:963:24-36: [FilterState]</text:span></text:p>
              <text:p text:style-name="P1"><text:span text:style-name="T1">FilterManager-flow.js:963:25-35: FilterState</text:span></text:p>
              <text:p text:style-name="P1"><text:span text:style-name="T1">FilterManager-flow.js:966:13-40: {index: number, stack: [FilterState]}</text:span></text:p>
              <text:p text:style-name="P1"><text:span text:style-name="T1">FilterManager-flow.js:966:31-40: {index: number, stack: [FilterState]}</text:span></text:p>
              <text:p text:style-name="P1"><text:span text:style-name="T1">FilterManager-flow.js:970:13-24: FilterState</text:span></text:p>
              <text:p text:style-name="P1"><text:span text:style-name="T1">FilterManager-flow.js:970:28-37: {index: number, stack: [FilterState]}</text:span></text:p>
              <text:p text:style-name="P1"><text:span text:style-name="T1">FilterManager-flow.js:970:28-43: [FilterState]</text:span></text:p>
              <text:p text:style-name="P1"><text:span text:style-name="T1">FilterManager-flow.js:970:28-63: FilterState</text:span></text:p>
              <text:p text:style-name="P1"><text:span text:style-name="T1">FilterManager-flow.js:970:47-56: {index: number, stack: [FilterState]}</text:span></text:p>
              <text:p text:style-name="P1"><text:span text:style-name="T1">FilterManager-flow.js:972:14-25: FilterState</text:span></text:p>
              <text:p text:style-name="P1"><text:span text:style-name="T1">FilterManager-flow.js:974:13-81: FilterState</text:span></text:p>
              <text:p text:style-name="P1"><text:span text:style-name="T1">FilterManager-flow.js:974:28-37: {index: number, stack: [FilterState]}</text:span></text:p>
              <text:p text:style-name="P1"><text:span text:style-name="T1">FilterManager-flow.js:974:28-43: [FilterState]</text:span></text:p>
              <text:p text:style-name="P1"><text:span text:style-name="T1">FilterManager-flow.js:974:28-81: FilterState</text:span></text:p>
              <text:p text:style-name="P1"><text:span text:style-name="T1">FilterManager-flow.js:974:45-54: {index: number, stack: [FilterState]}</text:span></text:p>
              <text:p text:style-name="P1"><text:span text:style-name="T1">FilterManager-flow.js:974:65-81: FilterState</text:span></text:p>
              <text:p text:style-name="P1"><text:span text:style-name="T1">FilterManager-flow.js:974:69-79: [class: FilterState]</text:span></text:p>
              <text:p text:style-name="P1"><text:span text:style-name="T1">FilterManager-flow.js:981:29-40: FilterState</text:span></text:p>
              <text:p text:style-name="P1"><text:span text:style-name="T1">FilterManager-flow.js:982:34-45: FilterState</text:span></text:p>
              <text:p text:style-name="P1"><text:span text:style-name="T1">FilterManager-flow.js:989:13-22: {index: number, stack: [FilterState]}</text:span></text:p>
              <text:p text:style-name="P1"><text:span text:style-name="T1">FilterManager-flow.js:989:13-28: [FilterState]</text:span></text:p>
              <text:p text:style-name="P1"><text:span text:style-name="T1">FilterManager-flow.js:989:13-31: FilterState</text:span></text:p>
              <text:p text:style-name="P1"><text:span text:style-name="T1">FilterManager-flow.js:996:29-38: {index: number, stack: [FilterState]}</text:span></text:p>
              <text:p text:style-name="P1"><text:span text:style-name="T1">FilterManager-flow.js:996:29-44: [FilterState]</text:span></text:p>
              <text:p text:style-name="P1"><text:span text:style-name="T1">FilterManager-flow.js:996:29-47: FilterState</text:span></text:p>
              <text:p text:style-name="P1"><text:span text:style-name="T1">FilterManager-flow.js:1011:9-20: FilterState</text:span></text:p>
              <text:p text:style-name="P1"><text:span text:style-name="T1">FilterManager-flow.js:1012:9-20: FilterState</text:span></text:p>
              <text:p text:style-name="P1"><text:span text:style-name="T1">FilterManager-flow.js:1013:9-20: FilterState</text:span></text:p>
              <text:p text:style-name="P1"><text:span text:style-name="T1">FilterManager-flow.js:1014:9-20: FilterState</text:span></text:p>
              <text:p text:style-name="P1"><text:span text:style-name="T1"/></text:p>
            </office:annotation>
            <text:p>39</text:p>
          </table:table-cell>
        </table:table-row>
        <table:table-row table:style-name="ro3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919">
            <text:p>919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436">
            <text:p>1436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Filter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9-42: Rectangle</text:span></text:p>
              <text:p text:style-name="P1"><text:span text:style-name="T1">FilterManager-flow.js:907:9-47: Rectangle</text:span></text:p>
            </office:annotation>
            <text:p>2</text:p>
          </table:table-cell>
          <table:table-cell table:style-name="ce9" office:value-type="float" office:value="4">
            <office:annotation draw:style-name="gr16" draw:text-style-name="P1" svg:width="1.1413in" svg:height="2.4118in" svg:x="2.9031in" svg:y="0.0217in" draw:caption-point-x="-0.2402in" draw:caption-point-y="0.1701in">
              <dc:creator>LS</dc:creator>
              <dc:date>2018-09-13T00:00:00</dc:date>
              <text:p text:style-name="P1"><text:span text:style-name="T1">FilterManager-flow.js:906:28-42: Rectangle</text:span></text:p>
              <text:p text:style-name="P1"><text:span text:style-name="T1">FilterManager-flow.js:906:32-40: [class: Rectangle]</text:span></text:p>
              <text:p text:style-name="P1"><text:span text:style-name="T1">FilterManager-flow.js:907:33-47: Rectangle</text:span></text:p>
              <text:p text:style-name="P1"><text:span text:style-name="T1">FilterManager-flow.js:907:37-45: [class: Rectangle]</text:span></text:p>
              <text:p text:style-name="P1"><text:span text:style-name="T1"/></text:p>
            </office:annotation>
            <text:p>4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898">
            <text:p>898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913">
            <text:p>913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Filter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" table:style-name="ta1" table:print="false">
        <table:table-column table:style-name="co10" table:default-cell-style-name="ce2"/>
        <table:table-column table:style-name="co2" table:number-columns-repeated="2" table:default-cell-style-name="ce9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RenderTexture</text:p>
          </table:table-cell>
          <table:table-cell/>
          <table:table-cell office:value-type="float" office:value="8">
            <office:annotation draw:style-name="gr17" draw:text-style-name="P1" svg:width="1.1413in" svg:height="5.0555in" svg:x="3.3319in" svg:y="0.0154in" draw:caption-point-x="-0.2402in" draw:caption-point-y="0.1646in">
              <dc:creator>LS</dc:creator>
              <dc:date>2018-11-10T00:00:00</dc:date>
              <text:p text:style-name="P1"><text:span text:style-name="T1">Graphics-flow.js:5075:17-71: RenderTexture</text:span></text:p>
              <text:p text:style-name="P1"><text:span text:style-name="T1">Graphics-flow.js:5075:44-56: [class: RenderTexture]</text:span></text:p>
              <text:p text:style-name="P1"><text:span text:style-name="T1">Graphics-flow.js:5075:44-71: RenderTexture</text:span></text:p>
              <text:p text:style-name="P1"><text:span text:style-name="T1">Graphics-flow.js:5351:15-26: RenderTexture</text:span></text:p>
              <text:p text:style-name="P1"><text:span text:style-name="T1">Graphics-flow.js:5351:30-42: [class: RenderTexture]</text:span></text:p>
              <text:p text:style-name="P1"><text:span text:style-name="T1">Graphics-flow.js:5351:30-101: RenderTexture</text:span></text:p>
              <text:p text:style-name="P1"><text:span text:style-name="T1">Graphics-flow.js:5361:37-48: RenderTexture</text:span></text:p>
              <text:p text:style-name="P1"><text:span text:style-name="T1">Graphics-flow.js:5363:44-55: RenderTexture</text:span></text:p>
            </office:annotation>
            <text:p>8</text:p>
          </table:table-cell>
        </table:table-row>
        <table:table-row table:style-name="ro3">
          <table:table-cell office:value-type="string">
            <text:p>Texture</text:p>
          </table:table-cell>
          <table:table-cell office:value-type="float" office:value="1">
            <office:annotation draw:style-name="gr4" draw:text-style-name="P1" svg:width="1.1413in" svg:height="0.5457in" svg:x="2.4429in" svg:y="0.0201in" draw:caption-point-x="-0.2402in" draw:caption-point-y="0.3354in">
              <dc:creator>LS</dc:creator>
              <dc:date>2018-11-10T00:00:00</dc:date>
              <text:p text:style-name="P1"><text:span text:style-name="T1">Graphics-flow.js:5090:43-66: Texture</text:span></text:p>
            </office:annotation>
            <text:p>1</text:p>
          </table:table-cell>
          <table:table-cell office:value-type="float" office:value="9">
            <office:annotation draw:style-name="gr18" draw:text-style-name="P1" svg:width="1.1413in" svg:height="4.589in" svg:x="3.3319in" svg:y="0.0201in" draw:caption-point-x="-0.2402in" draw:caption-point-y="0.3354in">
              <dc:creator>LS</dc:creator>
              <dc:date>2018-11-10T00:00:00</dc:date>
              <text:p text:style-name="P1"><text:span text:style-name="T1">Graphics-flow.js:5087:17-69: Texture</text:span></text:p>
              <text:p text:style-name="P1"><text:span text:style-name="T1">Graphics-flow.js:5087:44-50: [class: Texture]</text:span></text:p>
              <text:p text:style-name="P1"><text:span text:style-name="T1">Graphics-flow.js:5087:44-69: Texture</text:span></text:p>
              <text:p text:style-name="P1"><text:span text:style-name="T1">Graphics-flow.js:5363:15-21: Texture</text:span></text:p>
              <text:p text:style-name="P1"><text:span text:style-name="T1">Graphics-flow.js:5363:25-31: [class: Texture]</text:span></text:p>
              <text:p text:style-name="P1"><text:span text:style-name="T1">Graphics-flow.js:5363:25-106: Texture</text:span></text:p>
              <text:p text:style-name="P1"><text:span text:style-name="T1">Graphics-flow.js:5365:9-15: Texture</text:span></text:p>
              <text:p text:style-name="P1"><text:span text:style-name="T1">Graphics-flow.js:5366:9-15: Texture</text:span></text:p>
              <text:p text:style-name="P1"><text:span text:style-name="T1">Graphics-flow.js:5368:16-22: Texture</text:span></text:p>
            </office:annotation>
            <text:p>9</text:p>
          </table:table-cell>
        </table:table-row>
        <table:table-row table:style-name="ro3">
          <table:table-cell office:value-type="string">
            <text:p>GraphicsData</text:p>
          </table:table-cell>
          <table:table-cell office:value-type="float" office:value="1">
            <office:annotation draw:style-name="gr6" draw:text-style-name="P1" svg:width="1.1413in" svg:height="0.7012in" svg:x="2.4429in" svg:y="0.0252in" draw:caption-point-x="-0.2402in" draw:caption-point-y="0.5063in">
              <dc:creator>LS</dc:creator>
              <dc:date>2018-11-10T00:00:00</dc:date>
              <text:p text:style-name="P1"><text:span text:style-name="T1">Graphics-flow.js:5327:32-35: GraphicsData</text:span></text:p>
            </office:annotation>
            <text:p>1</text:p>
          </table:table-cell>
          <table:table-cell office:value-type="float" office:value="4">
            <office:annotation draw:style-name="gr19" draw:text-style-name="P1" svg:width="1.1413in" svg:height="2.5673in" svg:x="3.3319in" svg:y="0.0252in" draw:caption-point-x="-0.2402in" draw:caption-point-y="0.5063in">
              <dc:creator>LS</dc:creator>
              <dc:date>2018-11-10T00:00:00</dc:date>
              <text:p text:style-name="P1"><text:span text:style-name="T1">Graphics-flow.js:5317:15-18: GraphicsData</text:span></text:p>
              <text:p text:style-name="P1"><text:span text:style-name="T1">Graphics-flow.js:5317:22,5325:9: GraphicsData</text:span></text:p>
              <text:p text:style-name="P1"><text:span text:style-name="T1">Graphics-flow.js:5317:26-37: [class: GraphicsData]</text:span></text:p>
              <text:p text:style-name="P1"><text:span text:style-name="T1">Graphics-flow.js:5329:13-16: GraphicsData</text:span></text:p>
            </office:annotation>
            <text:p>4</text:p>
          </table:table-cell>
        </table:table-row>
        <table:table-row table:style-name="ro3">
          <table:table-cell office:value-type="string">
            <text:p>Sprite</text:p>
          </table:table-cell>
          <table:table-cell office:value-type="float" office:value="1">
            <office:annotation draw:style-name="gr4" draw:text-style-name="P1" svg:width="1.1413in" svg:height="0.5457in" svg:x="2.442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13-67: Sprite</text:span></text:p>
            </office:annotation>
            <text:p>1</text:p>
          </table:table-cell>
          <table:table-cell office:value-type="float" office:value="7">
            <office:annotation draw:style-name="gr20" draw:text-style-name="P1" svg:width="1.1413in" svg:height="3.5004in" svg:x="3.3319in" svg:y="0.1118in" draw:caption-point-x="-0.2402in" draw:caption-point-y="0.5953in">
              <dc:creator>LS</dc:creator>
              <dc:date>2018-11-10T00:00:00</dc:date>
              <text:p text:style-name="P1"><text:span text:style-name="T1">Graphics-flow.js:5090:32-67: Sprite</text:span></text:p>
              <text:p text:style-name="P1"><text:span text:style-name="T1">Graphics-flow.js:5090:36-41: [class: Sprite]</text:span></text:p>
              <text:p text:style-name="P1"><text:span text:style-name="T1">Graphics-flow.js:5094:13-28: Sprite</text:span></text:p>
              <text:p text:style-name="P1"><text:span text:style-name="T1">Graphics-flow.js:5110:9-24: Sprite</text:span></text:p>
              <text:p text:style-name="P1"><text:span text:style-name="T1">Graphics-flow.js:5111:9-24: Sprite</text:span></text:p>
              <text:p text:style-name="P1"><text:span text:style-name="T1">Graphics-flow.js:5116:9-24: Sprite</text:span></text:p>
              <text:p text:style-name="P1"><text:span text:style-name="T1">Graphics-flow.js:5118:9-24: Sprite</text:span></text:p>
            </office:annotation>
            <text:p>7</text:p>
          </table:table-cell>
        </table:table-row>
        <table:table-row table:style-name="ro3">
          <table:table-cell office:value-type="string">
            <text:p>Matrix</text:p>
          </table:table-cell>
          <table:table-cell/>
          <table:table-cell office:value-type="float" office:value="6">
            <office:annotation draw:style-name="gr21" draw:text-style-name="P1" svg:width="1.1413in" svg:height="3.0339in" svg:x="3.3319in" svg:y="0.2874in" draw:caption-point-x="-0.2402in" draw:caption-point-y="0.5953in">
              <dc:creator>LS</dc:creator>
              <dc:date>2018-11-10T00:00:00</dc:date>
              <text:p text:style-name="P1"><text:span text:style-name="T1">Graphics-flow.js:4344:7-16: Matrix</text:span></text:p>
              <text:p text:style-name="P1"><text:span text:style-name="T1">Graphics-flow.js:4344:20-31: Matrix</text:span></text:p>
              <text:p text:style-name="P1"><text:span text:style-name="T1">Graphics-flow.js:4344:24-29: [class: Matrix]</text:span></text:p>
              <text:p text:style-name="P1"><text:span text:style-name="T1">Graphics-flow.js:5358:9-18: Matrix</text:span></text:p>
              <text:p text:style-name="P1"><text:span text:style-name="T1">Graphics-flow.js:5359:9-18: Matrix</text:span></text:p>
              <text:p text:style-name="P1"><text:span text:style-name="T1">Graphics-flow.js:5361:58-67: Matrix</text:span></text:p>
            </office:annotation>
            <text:p>6</text:p>
          </table:table-cell>
        </table:table-row>
        <table:table-row table:style-name="ro3">
          <table:table-cell office:value-type="string">
            <text:p>Point</text:p>
          </table:table-cell>
          <table:table-cell/>
          <table:table-cell office:value-type="float" office:value="5">
            <office:annotation draw:style-name="gr16" draw:text-style-name="P1" svg:width="1.1413in" svg:height="2.4118in" svg:x="3.3319in" svg:y="0.4634in" draw:caption-point-x="-0.2402in" draw:caption-point-y="0.5953in">
              <dc:creator>LS</dc:creator>
              <dc:date>2018-11-10T00:00:00</dc:date>
              <text:p text:style-name="P1"><text:span text:style-name="T1">Graphics-flow.js:4345:19-29: Point</text:span></text:p>
              <text:p text:style-name="P1"><text:span text:style-name="T1">Graphics-flow.js:4345:23-27: [class: Point]</text:span></text:p>
              <text:p text:style-name="P1"><text:span text:style-name="T1">Graphics-flow.js:5169:49-57: Point</text:span></text:p>
              <text:p text:style-name="P1"><text:span text:style-name="T1">Graphics-flow.js:5185:41-49: Point</text:span></text:p>
              <text:p text:style-name="P1"><text:span text:style-name="T1">Graphics-flow.js:5185:54-62: Point</text:span></text:p>
            </office:annotation>
            <text:p>5</text:p>
          </table:table-cell>
        </table:table-row>
        <table:table-row table:style-name="ro3">
          <table:table-cell office:value-type="string">
            <text:p>Rectangle</text:p>
          </table:table-cell>
          <table:table-cell/>
          <table:table-cell office:value-type="float" office:value="4">
            <office:annotation draw:style-name="gr22" draw:text-style-name="P1" svg:width="1.1413in" svg:height="3.3449in" svg:x="3.3319in" svg:y="0.639in" draw:caption-point-x="-0.2402in" draw:caption-point-y="0.5953in">
              <dc:creator>LS</dc:creator>
              <dc:date>2018-11-10T00:00:00</dc:date>
              <text:p text:style-name="P1"><text:span text:style-name="T1">Graphics-flow.js:4908:24-57: Rectangle</text:span></text:p>
              <text:p text:style-name="P1"><text:span text:style-name="T1">Graphics-flow.js:4908:28-36: [class: 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RoundedRectangle</text:p>
          </table:table-cell>
          <table:table-cell/>
          <table:table-cell office:value-type="float" office:value="4">
            <office:annotation draw:style-name="gr23" draw:text-style-name="P1" svg:width="1.1413in" svg:height="3.8114in" svg:x="3.3319in" svg:y="0.8146in" draw:caption-point-x="-0.2402in" draw:caption-point-y="0.5953in">
              <dc:creator>LS</dc:creator>
              <dc:date>2018-11-10T00:00:00</dc:date>
              <text:p text:style-name="P1"><text:span text:style-name="T1">Graphics-flow.js:4924:24-72: RoundedRectangle</text:span></text:p>
              <text:p text:style-name="P1"><text:span text:style-name="T1">Graphics-flow.js:4924:28-43: [class: RoundedRectang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Ellipse</text:p>
          </table:table-cell>
          <table:table-cell/>
          <table:table-cell office:value-type="float" office:value="4">
            <office:annotation draw:style-name="gr22" draw:text-style-name="P1" svg:width="1.1413in" svg:height="3.3449in" svg:x="3.3319in" svg:y="0.9906in" draw:caption-point-x="-0.2402in" draw:caption-point-y="0.5953in">
              <dc:creator>LS</dc:creator>
              <dc:date>2018-11-10T00:00:00</dc:date>
              <text:p text:style-name="P1"><text:span text:style-name="T1">Graphics-flow.js:4955:24-55: Ellipse</text:span></text:p>
              <text:p text:style-name="P1"><text:span text:style-name="T1">Graphics-flow.js:4955:28-34: [class: Ellips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Polygon</text:p>
          </table:table-cell>
          <table:table-cell/>
          <table:table-cell office:value-type="float" office:value="18">
            <office:annotation draw:style-name="gr24" draw:text-style-name="P1" svg:width="1.1413in" svg:height="10.3429in" svg:x="3.3319in" svg:y="1.1661in" draw:caption-point-x="-0.2402in" draw:caption-point-y="0.5953in">
              <dc:creator>LS</dc:creator>
              <dc:date>2018-11-10T00:00:00</dc:date>
              <text:p text:style-name="P1"><text:span text:style-name="T1">Graphics-flow.js:4564:23-27: Polygon</text:span></text:p>
              <text:p text:style-name="P1"><text:span text:style-name="T1">Graphics-flow.js:4564:31-82: Polygon</text:span></text:p>
              <text:p text:style-name="P1"><text:span text:style-name="T1">Graphics-flow.js:4564:35-41: [class: Polygon]</text:span></text:p>
              <text:p text:style-name="P1"><text:span text:style-name="T1">Graphics-flow.js:4566:17-21: Polygon</text:span></text:p>
              <text:p text:style-name="P1"><text:span text:style-name="T1">Graphics-flow.js:4568:32-36: Polygon</text:span></text:p>
              <text:p text:style-name="P1"><text:span text:style-name="T1">Graphics-flow.js:4591:15-19: Polygon</text:span></text:p>
              <text:p text:style-name="P1"><text:span text:style-name="T1">Graphics-flow.js:4591:23-41: Polygon</text:span></text:p>
              <text:p text:style-name="P1"><text:span text:style-name="T1">Graphics-flow.js:4591:27-33: [class: Polygon]</text:span></text:p>
              <text:p text:style-name="P1"><text:span text:style-name="T1">Graphics-flow.js:4593:9-13: Polygon</text:span></text:p>
              <text:p text:style-name="P1"><text:span text:style-name="T1">Graphics-flow.js:4594:24-28: Polygon</text:span></text:p>
              <text:p text:style-name="P1"><text:span text:style-name="T1">Graphics-flow.js:4974:31-37: [class: Polygon]</text:span></text:p>
              <text:p text:style-name="P1"><text:span text:style-name="T1">Graphics-flow.js:4992:15-19: Polygon</text:span></text:p>
              <text:p text:style-name="P1"><text:span text:style-name="T1">Graphics-flow.js:4992:23-41: Polygon</text:span></text:p>
              <text:p text:style-name="P1"><text:span text:style-name="T1">Graphics-flow.js:4992:27-33: [class: Polygon]</text:span></text:p>
              <text:p text:style-name="P1"><text:span text:style-name="T1">Graphics-flow.js:4994:9-13: Polygon</text:span></text:p>
              <text:p text:style-name="P1"><text:span text:style-name="T1">Graphics-flow.js:4996:24-28: Polygon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18</text:p>
          </table:table-cell>
        </table:table-row>
        <table:table-row table:style-name="ro3">
          <table:table-cell office:value-type="string">
            <text:p>Circle</text:p>
          </table:table-cell>
          <table:table-cell/>
          <table:table-cell office:value-type="float" office:value="4">
            <office:annotation draw:style-name="gr10" draw:text-style-name="P1" svg:width="1.1413in" svg:height="3.1894in" svg:x="3.3319in" svg:y="1.3417in" draw:caption-point-x="-0.2402in" draw:caption-point-y="0.5953in">
              <dc:creator>LS</dc:creator>
              <dc:date>2018-11-10T00:00:00</dc:date>
              <text:p text:style-name="P1"><text:span text:style-name="T1">Graphics-flow.js:4939:24-47: Circle</text:span></text:p>
              <text:p text:style-name="P1"><text:span text:style-name="T1">Graphics-flow.js:4939:28-33: [class: Circle]</text:span></text:p>
              <text:p text:style-name="P1"><text:span text:style-name="T1">Graphics-flow.js:5304:15-19: Circle | Ellipse | Polygon | Rectangle | RoundedRectangle</text:span></text:p>
              <text:p text:style-name="P1"><text:span text:style-name="T1">Graphics-flow.js:5324:13-17: Circle | Ellipse | Polygon | Rectangle | RoundedRectangle</text:span></text:p>
            </office:annotation>
            <text:p>4</text:p>
          </table:table-cell>
        </table:table-row>
        <table:table-row table:style-name="ro3">
          <table:table-cell office:value-type="string">
            <text:p>Bounds</text:p>
          </table:table-cell>
          <table:table-cell office:value-type="float" office:value="1">
            <office:annotation draw:style-name="gr4" draw:text-style-name="P1" svg:width="1.1413in" svg:height="0.5457in" svg:x="2.442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9-40: Bounds</text:span></text:p>
            </office:annotation>
            <text:p>1</text:p>
          </table:table-cell>
          <table:table-cell office:value-type="float" office:value="2">
            <office:annotation draw:style-name="gr8" draw:text-style-name="P1" svg:width="1.1413in" svg:height="1.1677in" svg:x="3.3319in" svg:y="1.5177in" draw:caption-point-x="-0.2402in" draw:caption-point-y="0.5953in">
              <dc:creator>LS</dc:creator>
              <dc:date>2018-11-10T00:00:00</dc:date>
              <text:p text:style-name="P1"><text:span text:style-name="T1">Graphics-flow.js:4456:29-40: Bounds</text:span></text:p>
              <text:p text:style-name="P1"><text:span text:style-name="T1">Graphics-flow.js:4456:33-38: [class: Bounds]</text:span></text:p>
            </office:annotation>
            <text:p>2</text:p>
          </table:table-cell>
        </table:table-row>
        <table:table-row table:style-name="ro3">
          <table:table-cell office:value-type="string">
            <text:p>CanvasRenderer</text:p>
          </table:table-cell>
          <table:table-cell/>
          <table:table-cell office:value-type="float" office:value="8">
            <office:annotation draw:style-name="gr25" draw:text-style-name="P1" svg:width="1.1413in" svg:height="5.211in" svg:x="3.3319in" svg:y="1.6937in" draw:caption-point-x="-0.2402in" draw:caption-point-y="0.5949in">
              <dc:creator>LS</dc:creator>
              <dc:date>2018-11-10T00:00:00</dc:date>
              <text:p text:style-name="P1"><text:span text:style-name="T1">Graphics-flow.js:4343:5-18: CanvasRenderer</text:span></text:p>
              <text:p text:style-name="P1"><text:span text:style-name="T1">Graphics-flow.js:5130:19-26: CanvasRenderer</text:span></text:p>
              <text:p text:style-name="P1"><text:span text:style-name="T1">Graphics-flow.js:5137:9-16: CanvasRenderer</text:span></text:p>
              <text:p text:style-name="P1"><text:span text:style-name="T1">Graphics-flow.js:5353:14-27: CanvasRenderer</text:span></text:p>
              <text:p text:style-name="P1"><text:span text:style-name="T1">Graphics-flow.js:5355:13-49: CanvasRenderer</text:span></text:p>
              <text:p text:style-name="P1"><text:span text:style-name="T1">Graphics-flow.js:5355:30-49: CanvasRenderer</text:span></text:p>
              <text:p text:style-name="P1"><text:span text:style-name="T1">Graphics-flow.js:5355:34-47: [class: CanvasRenderer]</text:span></text:p>
              <text:p text:style-name="P1"><text:span text:style-name="T1">Graphics-flow.js:5361:9-22: CanvasRenderer</text:span></text:p>
            </office:annotation>
            <text:p>8</text:p>
          </table:table-cell>
        </table:table-row>
        <table:table-row table:style-name="ro3">
          <table:table-cell table:style-name="ce10" office:value-type="string">
            <text:p>Container</text:p>
          </table:table-cell>
          <table:table-cell table:number-columns-repeated="2"/>
        </table:table-row>
        <table:table-row table:style-name="ro3">
          <table:table-cell table:style-name="ce10" office:value-type="string">
            <text:p>DisplayObject</text:p>
          </table:table-cell>
          <table:table-cell office:value-type="string">
            <text:p>Container inherits from DisplayObject</text:p>
          </table:table-cell>
          <table:table-cell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table:style-name="Default" office:value-type="float" office:value="4343">
            <text:p>4343</text:p>
          </table:table-cell>
          <table:table-cell table:style-name="Default"/>
        </table:table-row>
        <table:table-row table:style-name="ro3">
          <table:table-cell table:style-name="ce4" office:value-type="string">
            <text:p>Src Final Line:</text:p>
          </table:table-cell>
          <table:table-cell table:style-name="Default" office:value-type="float" office:value="5449">
            <text:p>5449</text:p>
          </table:table-cell>
          <table:table-cell table:style-name="Default"/>
        </table:table-row>
        <table:table-row table:style-name="ro3">
          <table:table-cell table:style-name="ce4" office:value-type="string">
            <text:p>File:</text:p>
          </table:table-cell>
          <table:table-cell table:style-name="Default" office:value-type="string">
            <text:p>Graphics-flow.js</text:p>
          </table:table-cell>
          <table:table-cell table:style-name="Default"/>
        </table:table-row>
        <table:table-row table:style-name="ro3">
          <table:table-cell table:style-name="ce1"/>
          <table:table-cell table:style-name="Default" table:number-columns-repeated="2"/>
        </table:table-row>
        <table:table-row table:style-name="ro3">
          <table:table-cell table:style-name="ce5"/>
          <table:table-cell table:style-name="Default" office:value-type="string">
            <text:p>Yellow cell indicates the use of require to import the class.</text:p>
          </table:table-cell>
          <table:table-cell table:style-name="Default"/>
        </table:table-row>
        <table:table-row table:style-name="ro3">
          <table:table-cell table:style-name="ce6"/>
          <table:table-cell table:style-name="Default" office:value-type="string">
            <text:p>Inheritance</text:p>
          </table:table-cell>
          <table:table-cell table:style-name="Default"/>
        </table:table-row>
        <table:table-row table:style-name="ro3">
          <table:table-cell table:style-name="ce7"/>
          <table:table-cell table:style-name="Default" office:value-type="string">
            <text:p>Implemented in the same file</text:p>
          </table:table-cell>
          <table:table-cell table:style-name="Default"/>
        </table:table-row>
      </table:table>
      <table:table table:name="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10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GraphicsData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GraphicsRenderer" table:style-name="ta1" table:print="false">
        <table:table-column table:style-name="co11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WebGLRenderer</text:p>
          </table:table-cell>
          <table:table-cell table:style-name="ce9"/>
          <table:table-cell table:style-name="ce9" office:value-type="float" office:value="1">
            <office:annotation draw:style-name="gr11" draw:text-style-name="P1" svg:width="1.1413in" svg:height="0.8567in" svg:x="3.4512in" svg:y="0in" draw:caption-point-x="-0.2402in" draw:caption-point-y="0.1646in">
              <dc:creator>LS</dc:creator>
              <dc:date>2018-11-11T00:00:00</dc:date>
              <text:p text:style-name="P1"><text:span text:style-name="T1">GraphicsRenderer-flow.js:976:1-13: [class: WebGLRenderer]</text:span></text:p>
            </office:annotation>
            <text:p>1</text:p>
          </table:table-cell>
        </table:table-row>
        <table:table-row table:style-name="ro1">
          <table:table-cell table:style-name="ce2" office:value-type="string">
            <text:p>WebGLGraphicsData</text:p>
          </table:table-cell>
          <table:table-cell table:style-name="ce9"/>
          <table:table-cell table:style-name="ce9" office:value-type="float" office:value="2">
            <office:annotation draw:style-name="gr26" draw:text-style-name="P1" svg:width="1.1413in" svg:height="1.9453in" svg:x="3.4512in" svg:y="0in" draw:caption-point-x="-0.2402in" draw:caption-point-y="0.3252in">
              <dc:creator>LS</dc:creator>
              <dc:date>2018-11-11T00:00:00</dc:date>
              <text:p text:style-name="P1"><text:span text:style-name="T1">GraphicsRenderer-flow.js:964:20-114: WebGLGraphicsData</text:span></text:p>
              <text:p text:style-name="P1"><text:span text:style-name="T1">GraphicsRenderer-flow.js:964:24-40: [class: WebGLGraphicsData]</text:span></text:p>
            </office:annotation>
            <text:p>2</text:p>
          </table:table-cell>
        </table:table-row>
        <table:table-row table:style-name="ro1">
          <table:table-cell table:style-name="ce2" office:value-type="string">
            <text:p>PrimitiveShader</text:p>
          </table:table-cell>
          <table:table-cell table:style-name="ce9" office:value-type="float" office:value="1">
            <office:annotation draw:style-name="gr6" draw:text-style-name="P1" svg:width="1.1413in" svg:height="0.7012in" svg:x="2.562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9-59: PrimitiveShader</text:span></text:p>
            </office:annotation>
            <text:p>1</text:p>
          </table:table-cell>
          <table:table-cell table:style-name="ce9" office:value-type="float" office:value="2">
            <office:annotation draw:style-name="gr1" draw:text-style-name="P1" svg:width="1.1413in" svg:height="1.6343in" svg:x="3.4512in" svg:y="0in" draw:caption-point-x="-0.2402in" draw:caption-point-y="0.4858in">
              <dc:creator>LS</dc:creator>
              <dc:date>2018-11-11T00:00:00</dc:date>
              <text:p text:style-name="P1"><text:span text:style-name="T1">GraphicsRenderer-flow.js:807:32-59: PrimitiveShader</text:span></text:p>
              <text:p text:style-name="P1"><text:span text:style-name="T1">GraphicsRenderer-flow.js:807:36-50: [class: PrimitiveShader]</text:span></text:p>
            </office:annotation>
            <text:p>2</text:p>
          </table:table-cell>
        </table:table-row>
        <table:table-row table:style-name="ro1">
          <table:table-cell table:style-name="ce10" office:value-type="string">
            <text:p>ObjectRender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office:value-type="float" office:value="778">
            <text:p>778</text:p>
          </table:table-cell>
          <table:table-cell/>
        </table:table-row>
        <table:table-row table:style-name="ro1">
          <table:table-cell table:style-name="ce4" office:value-type="string">
            <text:p>Src Final Line:</text:p>
          </table:table-cell>
          <table:table-cell office:value-type="float" office:value="977">
            <text:p>977</text:p>
          </table:table-cell>
          <table:table-cell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Graphics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Matrix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4">
            <office:annotation draw:style-name="gr26" draw:text-style-name="P1" svg:width="1.1413in" svg:height="1.9453in" svg:x="3.711in" svg:y="0in" draw:caption-point-x="-0.2402in" draw:caption-point-y="0.1701in">
              <dc:creator>LS</dc:creator>
              <dc:date>2018-04-01T00:00:00</dc:date>
              <text:p text:style-name="P1"><text:span text:style-name="T1">Matrix-flow.js:233:28-38: Point</text:span></text:p>
              <text:p text:style-name="P1"><text:span text:style-name="T1">Matrix-flow.js:233:32-36: [class: Point]</text:span></text:p>
              <text:p text:style-name="P1"><text:span text:style-name="T1">Matrix-flow.js:254:28-38: Point</text:span></text:p>
              <text:p text:style-name="P1"><text:span text:style-name="T1">Matrix-flow.js:254:32-36: [class: Point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87">
            <text:p>8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562">
            <text:p>56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trix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MaskManager" table:style-name="ta1" table:print="false">
        <table:table-column table:style-name="co1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SpriteMaskFilter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11">
            <office:annotation draw:style-name="gr27" draw:text-style-name="P1" svg:width="1.1413in" svg:height="7.3882in" svg:x="3.1378in" svg:y="0.0035in" draw:caption-point-x="-0.2402in" draw:caption-point-y="0.1665in">
              <dc:creator>LS</dc:creator>
              <dc:date>2018-09-19T00:00:00</dc:date>
              <text:p text:style-name="P1"><text:span text:style-name="T1">MaskManager-flow.js:186:13-27: [SpriteMaskFilter]</text:span></text:p>
              <text:p text:style-name="P1"><text:span text:style-name="T1">MaskManager-flow.js:190:13-104: [SpriteMaskFilter]</text:span></text:p>
              <text:p text:style-name="P1"><text:span text:style-name="T1">MaskManager-flow.js:190:31-104: [SpriteMaskFilter]</text:span></text:p>
              <text:p text:style-name="P1"><text:span text:style-name="T1">MaskManager-flow.js:190:73-104: [SpriteMaskFilter]</text:span></text:p>
              <text:p text:style-name="P1"><text:span text:style-name="T1">MaskManager-flow.js:190:74-103: SpriteMaskFilter</text:span></text:p>
              <text:p text:style-name="P1"><text:span text:style-name="T1">MaskManager-flow.js:190:78-93: [class: SpriteMaskFilter]</text:span></text:p>
              <text:p text:style-name="P1"><text:span text:style-name="T1">MaskManager-flow.js:193:9-23: [SpriteMaskFilter]</text:span></text:p>
              <text:p text:style-name="P1"><text:span text:style-name="T1">MaskManager-flow.js:193:9-26: SpriteMaskFilter</text:span></text:p>
              <text:p text:style-name="P1"><text:span text:style-name="T1">MaskManager-flow.js:194:9-23: [SpriteMaskFilter]</text:span></text:p>
              <text:p text:style-name="P1"><text:span text:style-name="T1">MaskManager-flow.js:194:9-26: SpriteMaskFilter</text:span></text:p>
              <text:p text:style-name="P1"><text:span text:style-name="T1">MaskManager-flow.js:199:56-70: [SpriteMaskFilter]</text:span></text:p>
            </office:annotation>
            <text:p>11</text:p>
          </table:table-cell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7">
            <text:p>97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82">
            <text:p>28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Mask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Observable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oint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3" table:number-rows-repeated="10485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Polygon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23">
            <office:annotation draw:style-name="gr28" draw:text-style-name="P1" svg:width="1.1413in" svg:height="8.0102in" svg:x="3.711in" svg:y="0in" draw:caption-point-x="-0.2402in" draw:caption-point-y="0.1701in">
              <dc:creator>LS</dc:creator>
              <dc:date>2018-04-01T00:00:00</dc:date>
              <text:p text:style-name="P1"><text:span text:style-name="T1">Polygon-flow.js:102:27-35: number | [number, number, number, number, number, number] | [Point, Point, Point] | Point</text:span></text:p>
              <text:p text:style-name="P1"><text:span text:style-name="T1">Polygon-flow.js:104:13-30: [number | Point, number | Point, number | Point]</text:span></text:p>
              <text:p text:style-name="P1"><text:span text:style-name="T1">Polygon-flow.js:104:22-30: [number | Point, number | Point, number | Point]</text:span></text:p>
              <text:p text:style-name="P1"><text:span text:style-name="T1">Polygon-flow.js:108:13-21: number | [number, number, number, number, number, number] | [Point, Point, Point] | Point</text:span></text:p>
              <text:p text:style-name="P1"><text:span text:style-name="T1">Polygon-flow.js:108:34-38: [class: Point]</text:span></text:p>
              <text:p text:style-name="P1"><text:span text:style-name="T1">Polygon-flow.js:114:24-32: number | [number, number, number, number, number, number] | [Point, Point, Point] | Point</text:span></text:p>
              <text:p text:style-name="P1"><text:span text:style-name="T1">Polygon-flow.js:114:37-45: number | [number, number, number, number, number, number] | [Point, Point, Point] | Point</text:span></text:p>
            </office:annotation>
            <text:p>23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91">
            <text:p>9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96">
            <text:p>1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Polygon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7">
          <table:table-cell table:style-name="Default"/>
          <table:table-cell table:number-columns-repeated="2"/>
        </table:table-row>
        <table:table-row table:style-name="ro4" table:number-rows-repeated="1048548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Primitive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5">
          <table:table-cell table:style-name="ce6" office:value-type="string">
            <text:p>Shad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Primitive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Quad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 table:number-rows-repeated="2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Quad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3">
            <text:p>23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266">
            <text:p>26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Bounds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RenderTarge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9-44: Matrix</text:span></text:p>
            </office:annotation>
            <text:p>1</text:p>
          </table:table-cell>
          <table:table-cell table:style-name="ce9" office:value-type="float" office:value="2">
            <office:annotation draw:style-name="gr8" draw:text-style-name="P1" svg:width="1.1413in" svg:height="1.1677in" svg:x="2.9031in" svg:y="0.0028in" draw:caption-point-x="-0.2402in" draw:caption-point-y="0.1673in">
              <dc:creator>LS</dc:creator>
              <dc:date>2018-09-19T00:00:00</dc:date>
              <text:p text:style-name="P1"><text:span text:style-name="T1">RenderTarget-flow.js:823:33-44: Matrix</text:span></text:p>
              <text:p text:style-name="P1"><text:span text:style-name="T1">RenderTarget-flow.js:823:37-42: [class: Matrix]</text:span></text:p>
            </office:annotation>
            <text:p>2</text:p>
          </table:table-cell>
        </table:table-row>
        <table:table-row table:style-name="ro4">
          <table:table-cell table:style-name="ce2" office:value-type="string">
            <text:p>Rectangle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9-45: Rectangle</text:span></text:p>
              <text:p text:style-name="P1"><text:span text:style-name="T1">RenderTarget-flow.js:844:9-43: Rectangle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2.9031in" svg:y="0.0028in" draw:caption-point-x="-0.2402in" draw:caption-point-y="0.328in">
              <dc:creator>LS</dc:creator>
              <dc:date>2018-09-19T00:00:00</dc:date>
              <text:p text:style-name="P1"><text:span text:style-name="T1">RenderTarget-flow.js:808:21-45: Rectangle</text:span></text:p>
              <text:p text:style-name="P1"><text:span text:style-name="T1">RenderTarget-flow.js:808:25-33: [class: Rectangle]</text:span></text:p>
              <text:p text:style-name="P1"><text:span text:style-name="T1">RenderTarget-flow.js:844:29-43: Rectangle</text:span></text:p>
              <text:p text:style-name="P1"><text:span text:style-name="T1">RenderTarget-flow.js:844:33-41: [class: Rectangle]</text:span></text:p>
            </office:annotation>
            <text:p>4</text:p>
          </table:table-cell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759">
            <text:p>75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075">
            <text:p>1075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RenderTarget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enderTexture" table:style-name="ta1" table:print="false">
        <table:table-column table:style-name="co13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BaseRenderTexture</text:p>
          </table:table-cell>
          <table:table-cell table:style-name="ce9"/>
          <table:table-cell table:style-name="ce9" office:value-type="float" office:value="9">
            <office:annotation draw:style-name="gr29" draw:text-style-name="P1" svg:width="1.1413in" svg:height="7.0772in" svg:x="3.3992in" svg:y="0.0047in" draw:caption-point-x="-0.2402in" draw:caption-point-y="0.1752in">
              <dc:creator>LS</dc:creator>
              <dc:date>2018-11-13T00:00:00</dc:date>
              <text:p text:style-name="P1"><text:span text:style-name="T1">RenderTexture-flow.js:607:17-33: BaseRenderTexture</text:span></text:p>
              <text:p text:style-name="P1"><text:span text:style-name="T1">RenderTexture-flow.js:612:15-31: BaseRenderTexture</text:span></text:p>
              <text:p text:style-name="P1"><text:span text:style-name="T1">RenderTexture-flow.js:612:44-60: [class: BaseRenderTexture]</text:span></text:p>
              <text:p text:style-name="P1"><text:span text:style-name="T1">RenderTexture-flow.js:626:13-91: BaseRenderTexture</text:span></text:p>
              <text:p text:style-name="P1"><text:span text:style-name="T1">RenderTexture-flow.js:626:33-91: BaseRenderTexture</text:span></text:p>
              <text:p text:style-name="P1"><text:span text:style-name="T1">RenderTexture-flow.js:626:37-53: [class: BaseRenderTexture]</text:span></text:p>
              <text:p text:style-name="P1"><text:span text:style-name="T1">RenderTexture-flow.js:635:13-29: BaseRenderTexture</text:span></text:p>
              <text:p text:style-name="P1"><text:span text:style-name="T1">RenderTexture-flow.js:685:34-92: BaseRenderTexture</text:span></text:p>
              <text:p text:style-name="P1"><text:span text:style-name="T1">RenderTexture-flow.js:685:38-54: [class: BaseRenderTexture]</text:span></text:p>
            </office:annotation>
            <text:p>9</text:p>
          </table:table-cell>
        </table:table-row>
        <table:table-row table:style-name="ro3">
          <table:table-cell table:style-name="ce10" office:value-type="string">
            <text:p>Textur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601">
            <text:p>601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688">
            <text:p>688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RenderTextur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RoundedRectangl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5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Shad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1">
          <table:table-cell table:style-name="ce4" office:value-type="string">
            <text:p>File:</text:p>
          </table:table-cell>
          <table:table-cell office:value-type="string">
            <text:p>Shad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1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1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priteMaskFilt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in" draw:caption-point-x="-0.2402in" draw:caption-point-y="0.1701in">
              <dc:creator>LS</dc:creator>
              <dc:date>2018-09-13T00:00:00</dc:date>
              <text:p text:style-name="P1"><text:span text:style-name="T1">SpriteMaskFilter-flow.js:675:9-36: Matrix</text:span></text:p>
            </office:annotation>
            <text:p>1</text:p>
          </table:table-cell>
          <table:table-cell table:style-name="ce9" office:value-type="float" office:value="4">
            <office:annotation draw:style-name="gr30" draw:text-style-name="P1" svg:width="1.1413in" svg:height="2.1008in" svg:x="2.9031in" svg:y="0in" draw:caption-point-x="-0.2402in" draw:caption-point-y="0.1701in">
              <dc:creator>LS</dc:creator>
              <dc:date>2018-09-13T00:00:00</dc:date>
              <text:p text:style-name="P1"><text:span text:style-name="T1">SpriteMaskFilter-flow.js:665:15-24: Matrix</text:span></text:p>
              <text:p text:style-name="P1"><text:span text:style-name="T1">SpriteMaskFilter-flow.js:665:28-39: Matrix</text:span></text:p>
              <text:p text:style-name="P1"><text:span text:style-name="T1">SpriteMaskFilter-flow.js:665:32-37: [class: Matrix]</text:span></text:p>
              <text:p text:style-name="P1"><text:span text:style-name="T1">SpriteMaskFilter-flow.js:675:27-36: Matrix</text:span></text:p>
            </office:annotation>
            <text:p>4</text:p>
          </table:table-cell>
        </table:table-row>
        <table:table-row table:style-name="ro4">
          <table:table-cell table:style-name="ce10" office:value-type="string">
            <text:p>Filt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649">
            <text:p>649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696">
            <text:p>69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priteMaskFilt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tenci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10" office:value-type="string">
            <text:p>WebGLManager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tenci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SystemRender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Matrix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6">
            <office:annotation draw:style-name="gr21" draw:text-style-name="P1" svg:width="1.1413in" svg:height="3.0339in" svg:x="2.9031in" svg:y="0.024in" draw:caption-point-x="-0.2402in" draw:caption-point-y="0.1461in">
              <dc:creator>LS</dc:creator>
              <dc:date>2018-09-11T00:00:00</dc:date>
              <text:p text:style-name="P1"><text:span text:style-name="T1">SystemRenderer-flow.js:1310:7-16: Matrix</text:span></text:p>
              <text:p text:style-name="P1"><text:span text:style-name="T1">SystemRenderer-flow.js:1310:20-31: Matrix</text:span></text:p>
              <text:p text:style-name="P1"><text:span text:style-name="T1">SystemRenderer-flow.js:1310:24-29: [class: Matrix]</text:span></text:p>
              <text:p text:style-name="P1"><text:span text:style-name="T1">SystemRenderer-flow.js:1531:9-18: Matrix</text:span></text:p>
              <text:p text:style-name="P1"><text:span text:style-name="T1">SystemRenderer-flow.js:1532:9-18: Matrix</text:span></text:p>
              <text:p text:style-name="P1"><text:span text:style-name="T1">SystemRenderer-flow.js:1534:58-67: Matrix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Container</text:p>
          </table:table-cell>
          <table:table-cell table:style-name="ce9" office:value-type="float" office:value="2">
            <office:annotation draw:style-name="gr2" draw:text-style-name="P1" svg:width="1.1413in" svg:height="1.0122in" svg:x="2.0142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9-55: Container</text:span></text:p>
              <text:p text:style-name="P1"><text:span text:style-name="T1">SystemRenderer-flow.js:1492:9-64: Container</text:span></text:p>
            </office:annotation>
            <text:p>2</text:p>
          </table:table-cell>
          <table:table-cell table:style-name="ce9" office:value-type="float" office:value="3">
            <office:annotation draw:style-name="gr1" draw:text-style-name="P1" svg:width="1.1413in" svg:height="1.6343in" svg:x="2.9031in" svg:y="0in" draw:caption-point-x="-0.2402in" draw:caption-point-y="0.3307in">
              <dc:creator>LS</dc:creator>
              <dc:date>2018-09-11T00:00:00</dc:date>
              <text:p text:style-name="P1"><text:span text:style-name="T1">SystemRenderer-flow.js:1484:41-55: Container</text:span></text:p>
              <text:p text:style-name="P1"><text:span text:style-name="T1">SystemRenderer-flow.js:1484:45-53: [class: Container]</text:span></text:p>
              <text:p text:style-name="P1"><text:span text:style-name="T1">SystemRenderer-flow.js:1492:36-64: Container</text:span></text:p>
            </office:annotation>
            <text:p>3</text:p>
          </table:table-cell>
        </table:table-row>
        <table:table-row table:style-name="ro4">
          <table:table-cell table:style-name="ce2" office:value-type="string">
            <text:p>RenderTexture</text:p>
          </table:table-cell>
          <table:table-cell table:style-name="ce9" office:value-type="float" office:value="0">
            <text:p>0</text:p>
          </table:table-cell>
          <table:table-cell table:style-name="ce9" office:value-type="float" office:value="5">
            <office:annotation draw:style-name="gr10" draw:text-style-name="P1" svg:width="1.1413in" svg:height="3.1894in" svg:x="2.9031in" svg:y="0in" draw:caption-point-x="-0.2402in" draw:caption-point-y="0.4969in">
              <dc:creator>LS</dc:creator>
              <dc:date>2018-09-11T00:00:00</dc:date>
              <text:p text:style-name="P1"><text:span text:style-name="T1">SystemRenderer-flow.js:1529:15-27: RenderTexture</text:span></text:p>
              <text:p text:style-name="P1"><text:span text:style-name="T1">SystemRenderer-flow.js:1529:31-43: [class: RenderTexture]</text:span></text:p>
              <text:p text:style-name="P1"><text:span text:style-name="T1">SystemRenderer-flow.js:1529:31-110: RenderTexture</text:span></text:p>
              <text:p text:style-name="P1"><text:span text:style-name="T1">SystemRenderer-flow.js:1534:36-48: RenderTexture</text:span></text:p>
              <text:p text:style-name="P1"><text:span text:style-name="T1">SystemRenderer-flow.js:1536:16-28: RenderTexture</text:span></text:p>
            </office:annotation>
            <text:p>5</text:p>
          </table:table-cell>
        </table:table-row>
        <table:table-row table:style-name="ro4">
          <table:table-cell table:style-name="ce10" office:value-type="string">
            <text:p>EventEmitter</text:p>
          </table:table-cell>
          <table:table-cell table:style-name="ce9">
            <office:annotation draw:style-name="gr4" draw:text-style-name="P1" svg:width="1.1413in" svg:height="0.5457in" svg:x="2.0142in" svg:y="0.0657in" draw:caption-point-x="-0.2402in" draw:caption-point-y="0.5969in">
              <dc:creator>LS</dc:creator>
              <dc:date>2018-03-19T00:00:00</dc:date>
              <text:p text:style-name="P1"><text:span text:style-name="T1">This class belongs to NodeJS</text:span></text:p>
            </office:annotation>
          </table:table-cell>
          <table:table-cell table:style-name="ce9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310">
            <text:p>1310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1602">
            <text:p>1602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SystemRender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Textur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165in" draw:caption-point-x="-0.2402in" draw:caption-point-y="0.1752in">
              <dc:creator>LS</dc:creator>
              <dc:date>2018-11-13T00:00:00</dc:date>
              <text:p text:style-name="P1"><text:span text:style-name="T1">Text-flow.js:2440:41-52: Texture</text:span></text:p>
            </office:annotation>
            <text:p>1</text:p>
          </table:table-cell>
          <table:table-cell table:style-name="ce9" office:value-type="float" office:value="8">
            <office:annotation draw:style-name="gr31" draw:text-style-name="P1" svg:width="1.1413in" svg:height="3.9669in" svg:x="2.9031in" svg:y="0.0165in" draw:caption-point-x="-0.2402in" draw:caption-point-y="0.1752in">
              <dc:creator>LS</dc:creator>
              <dc:date>2018-11-13T00:00:00</dc:date>
              <text:p text:style-name="P1"><text:span text:style-name="T1">Text-flow.js:1768:15-21: Texture</text:span></text:p>
              <text:p text:style-name="P1"><text:span text:style-name="T1">Text-flow.js:1768:25-31: [class: Texture]</text:span></text:p>
              <text:p text:style-name="P1"><text:span text:style-name="T1">Text-flow.js:1768:25-50: Texture</text:span></text:p>
              <text:p text:style-name="P1"><text:span text:style-name="T1">Text-flow.js:1770:9-15: Texture</text:span></text:p>
              <text:p text:style-name="P1"><text:span text:style-name="T1">Text-flow.js:1771:9-15: Texture</text:span></text:p>
              <text:p text:style-name="P1"><text:span text:style-name="T1">Text-flow.js:1773:15-21: Texture</text:span></text:p>
              <text:p text:style-name="P1"><text:span text:style-name="T1">Text-flow.js:2454:36-47: Texture</text:span></text:p>
              <text:p text:style-name="P1"><text:span text:style-name="T1">Text-flow.js:2482:36-47: Texture</text:span></text:p>
            </office:annotation>
            <text:p>8</text:p>
          </table:table-cell>
        </table:table-row>
        <table:table-row table:style-name="ro2">
          <table:table-cell table:style-name="ce2" office:value-type="string">
            <text:p>Rectangle</text:p>
          </table:table-cell>
          <table:table-cell table:style-name="ce9"/>
          <table:table-cell table:style-name="ce9" office:value-type="float" office:value="6">
            <office:annotation draw:style-name="gr22" draw:text-style-name="P1" svg:width="1.1413in" svg:height="3.3449in" svg:x="2.9031in" svg:y="0.0331in" draw:caption-point-x="-0.2402in" draw:caption-point-y="0.3461in">
              <dc:creator>LS</dc:creator>
              <dc:date>2018-11-13T00:00:00</dc:date>
              <text:p text:style-name="P1"><text:span text:style-name="T1">Text-flow.js:1770:9-38: Rectangle</text:span></text:p>
              <text:p text:style-name="P1"><text:span text:style-name="T1">Text-flow.js:1770:24-38: Rectangle</text:span></text:p>
              <text:p text:style-name="P1"><text:span text:style-name="T1">Text-flow.js:1770:28-36: [class: Rectangle]</text:span></text:p>
              <text:p text:style-name="P1"><text:span text:style-name="T1">Text-flow.js:1771:9-38: Rectangle</text:span></text:p>
              <text:p text:style-name="P1"><text:span text:style-name="T1">Text-flow.js:1771:24-38: Rectangle</text:span></text:p>
              <text:p text:style-name="P1"><text:span text:style-name="T1">Text-flow.js:1771:28-36: [class: Rectangle]</text:span></text:p>
              <text:p text:style-name="P1"><text:span text:style-name="T1"/></text:p>
            </office:annotation>
            <text:p>6</text:p>
          </table:table-cell>
        </table:table-row>
        <table:table-row table:style-name="ro3">
          <table:table-cell table:style-name="ce2" office:value-type="string">
            <text:p>TextStyle</text:p>
          </table:table-cell>
          <table:table-cell table:style-name="ce9" office:value-type="float" office:value="1">
            <office:annotation draw:style-name="gr4" draw:text-style-name="P1" svg:width="1.1413in" svg:height="0.5457in" svg:x="2.0142in" svg:y="0.0496in" draw:caption-point-x="-0.2402in" draw:caption-point-y="0.5169in">
              <dc:creator>LS</dc:creator>
              <dc:date>2018-11-13T00:00:00</dc:date>
              <text:p text:style-name="P1"><text:span text:style-name="T1">Text-flow.js:2513:13-46: TextStyle</text:span></text:p>
            </office:annotation>
            <text:p>1</text:p>
          </table:table-cell>
          <table:table-cell table:style-name="ce9" office:value-type="float" office:value="3">
            <office:annotation draw:style-name="gr32" draw:text-style-name="P1" svg:width="1.1413in" svg:height="1.7898in" svg:x="2.9031in" svg:y="0.0496in" draw:caption-point-x="-0.2402in" draw:caption-point-y="0.5169in">
              <dc:creator>LS</dc:creator>
              <dc:date>2018-11-13T00:00:00</dc:date>
              <text:p text:style-name="P1"><text:span text:style-name="T1">Text-flow.js:2507:30-38: [class: TextStyle]</text:span></text:p>
              <text:p text:style-name="P1"><text:span text:style-name="T1">Text-flow.js:2513:27-46: TextStyle</text:span></text:p>
              <text:p text:style-name="P1"><text:span text:style-name="T1">Text-flow.js:2513:31-39: [class: TextStyle]</text:span></text:p>
            </office:annotation>
            <text:p>3</text:p>
          </table:table-cell>
        </table:table-row>
        <table:table-row table:style-name="ro3">
          <table:table-cell table:style-name="ce3" office:value-type="string">
            <text:p>Sprite</text:p>
          </table:table-cell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755">
            <text:p>1755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2549">
            <text:p>2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Styl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 table:number-rows-repeated="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Styl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" table:style-name="ta1" table:print="false">
        <table:table-column table:style-name="co14" table:default-cell-style-name="ce2"/>
        <table:table-column table:style-name="co2" table:number-columns-repeated="2" table:default-cell-style-name="Default"/>
        <table:table-row table:style-name="ro3">
          <table:table-cell table:style-name="ce1"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office:value-type="string">
            <text:p>BaseTexture</text:p>
          </table:table-cell>
          <table:table-cell table:style-name="ce9" office:value-type="float" office:value="1">
            <office:annotation draw:style-name="gr6" draw:text-style-name="P1" svg:width="1.1413in" svg:height="0.7012in" svg:x="2.4673in" svg:y="0in" draw:caption-point-x="-0.2402in" draw:caption-point-y="0.1799in">
              <dc:creator>LS</dc:creator>
              <dc:date>2018-11-15T00:00:00</dc:date>
              <text:p text:style-name="P1"><text:span text:style-name="T1">Texture-flow.js:1371:9-38: [class: BaseTexture]</text:span></text:p>
            </office:annotation>
            <text:p>1</text:p>
          </table:table-cell>
          <table:table-cell table:style-name="ce9" office:value-type="float" office:value="16">
            <office:annotation draw:style-name="gr33" draw:text-style-name="P1" svg:width="1.1413in" svg:height="10.6539in" svg:x="3.3563in" svg:y="0in" draw:caption-point-x="-0.2402in" draw:caption-point-y="0.1799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371:28-38: [class: BaseTexture]</text:span></text:p>
              <text:p text:style-name="P1"><text:span text:style-name="T1">Texture-flow.js:1429:13-23: [class: BaseTexture]</text:span></text:p>
              <text:p text:style-name="P1"><text:span text:style-name="T1">Texture-flow.js:1433:45-55: [class: BaseTexture]</text:span></text:p>
              <text:p text:style-name="P1"><text:span text:style-name="T1">Texture-flow.js:1433:64-74: [class: BaseTexture]</text:span></text:p>
              <text:p text:style-name="P1"><text:span text:style-name="T1">Texture-flow.js:1436:17-27: [class: BaseTexture]</text:span></text:p>
              <text:p text:style-name="P1"><text:span text:style-name="T1">Texture-flow.js:1442:13-23: [class: BaseTexture]</text:span></text:p>
              <text:p text:style-name="P1"><text:span text:style-name="T1">Texture-flow.js:1587:35-45: [class: BaseTexture]</text:span></text:p>
              <text:p text:style-name="P1"><text:span text:style-name="T1">Texture-flow.js:1587:35-102: BaseTexture</text:span></text:p>
              <text:p text:style-name="P1"><text:span text:style-name="T1">Texture-flow.js:1624:28-38: [class: BaseTexture]</text:span></text:p>
              <text:p text:style-name="P1"><text:span text:style-name="T1">Texture-flow.js:1624:28-68: BaseTexture</text:span></text:p>
              <text:p text:style-name="P1"><text:span text:style-name="T1">Texture-flow.js:1697:36-46: [class: BaseTexture]</text:span></text:p>
              <text:p text:style-name="P1"><text:span text:style-name="T1">Texture-flow.js:1699:32-42: [class: BaseTexture]</text:span></text:p>
              <text:p text:style-name="P1"><text:span text:style-name="T1">Texture-flow.js:1832:29-45: BaseTexture</text:span></text:p>
              <text:p text:style-name="P1"><text:span text:style-name="T1">Texture-flow.js:1832:33-43: [class: BaseTexture]</text:span></text:p>
            </office:annotation>
            <text:p>16</text:p>
          </table:table-cell>
        </table:table-row>
        <table:table-row table:style-name="ro3">
          <table:table-cell office:value-type="string">
            <text:p>VideoBaseTexture</text:p>
          </table:table-cell>
          <table:table-cell table:style-name="ce9"/>
          <table:table-cell table:style-name="ce9" office:value-type="float" office:value="6">
            <office:annotation draw:style-name="gr34" draw:text-style-name="P1" svg:width="1.1413in" svg:height="5.3665in" svg:x="3.3563in" svg:y="0in" draw:caption-point-x="-0.2402in" draw:caption-point-y="0.3555in">
              <dc:creator>LS</dc:creator>
              <dc:date>2018-11-15T00:00:00</dc:date>
              <text:p text:style-name="P1"><text:span text:style-name="T1">Texture-flow.js:1344:17-27: [class: BaseTexture] | BaseTexture | VideoBaseTexture</text:span></text:p>
              <text:p text:style-name="P1"><text:span text:style-name="T1">Texture-flow.js:1361:13-23: [class: BaseTexture] | BaseTexture | VideoBaseTexture</text:span></text:p>
              <text:p text:style-name="P1"><text:span text:style-name="T1">Texture-flow.js:1642:28-43: [class: VideoBaseTexture]</text:span></text:p>
              <text:p text:style-name="P1"><text:span text:style-name="T1">Texture-flow.js:1642:28-71: VideoBaseTexture</text:span></text:p>
              <text:p text:style-name="P1"><text:span text:style-name="T1">Texture-flow.js:1655:28-43: [class: VideoBaseTexture]</text:span></text:p>
              <text:p text:style-name="P1"><text:span text:style-name="T1">Texture-flow.js:1655:28-72: VideoBaseTexture</text:span></text:p>
            </office:annotation>
            <text:p>6</text:p>
          </table:table-cell>
        </table:table-row>
        <table:table-row table:style-name="ro3">
          <table:table-cell office:value-type="string">
            <text:p>TextureUvs</text:p>
          </table:table-cell>
          <table:table-cell table:style-name="ce9" office:value-type="float" office:value="1">
            <office:annotation draw:style-name="gr4" draw:text-style-name="P1" svg:width="1.1413in" svg:height="0.5457in" svg:x="2.4673in" svg:y="0in" draw:caption-point-x="-0.2402in" draw:caption-point-y="0.5315in">
              <dc:creator>LS</dc:creator>
              <dc:date>2018-11-15T00:00:00</dc:date>
              <text:p text:style-name="P1"><text:span text:style-name="T1">Texture-flow.js:1562:13-40: TextureUvs</text:span></text:p>
            </office:annotation>
            <text:p>1</text:p>
          </table:table-cell>
          <table:table-cell table:style-name="ce9" office:value-type="float" office:value="3">
            <office:annotation draw:style-name="gr1" draw:text-style-name="P1" svg:width="1.1413in" svg:height="1.6343in" svg:x="3.3563in" svg:y="0in" draw:caption-point-x="-0.2402in" draw:caption-point-y="0.5315in">
              <dc:creator>LS</dc:creator>
              <dc:date>2018-11-15T00:00:00</dc:date>
              <text:p text:style-name="P1"><text:span text:style-name="T1">Texture-flow.js:1562:25-40: TextureUvs</text:span></text:p>
              <text:p text:style-name="P1"><text:span text:style-name="T1">Texture-flow.js:1562:29-38: [class: TextureUvs]</text:span></text:p>
              <text:p text:style-name="P1"><text:span text:style-name="T1">Texture-flow.js:1565:9-17: TextureUvs</text:span></text:p>
            </office:annotation>
            <text:p>3</text:p>
          </table:table-cell>
        </table:table-row>
        <table:table-row table:style-name="ro3">
          <table:table-cell office:value-type="string">
            <text:p>Rectangle</text:p>
          </table:table-cell>
          <table:table-cell table:style-name="ce9" office:value-type="float" office:value="3">
            <office:annotation draw:style-name="gr7" draw:text-style-name="P1" svg:width="1.1413in" svg:height="1.4787in" svg:x="2.4673in" svg:y="0.1122in" draw:caption-point-x="-0.2402in" draw:caption-point-y="0.5949in">
              <dc:creator>LS</dc:creator>
              <dc:date>2018-11-15T00:00:00</dc:date>
              <text:p text:style-name="P1"><text:span text:style-name="T1">Texture-flow.js:1379:9-27: Rectangle</text:span></text:p>
              <text:p text:style-name="P1"><text:span text:style-name="T1">Texture-flow.js:1415:9-33: Rectangle</text:span></text:p>
              <text:p text:style-name="P1"><text:span text:style-name="T1">Texture-flow.js:1438:13-30: Rectangle</text:span></text:p>
            </office:annotation>
            <text:p>3</text:p>
          </table:table-cell>
          <table:table-cell table:style-name="ce9" office:value-type="float" office:value="28">
            <office:annotation draw:style-name="gr35" draw:text-style-name="P1" svg:width="1.1413in" svg:height="13.9197in" svg:x="3.3563in" svg:y="0.1118in" draw:caption-point-x="-0.2402in" draw:caption-point-y="0.5953in">
              <dc:creator>LS</dc:creator>
              <dc:date>2018-11-15T00:00:00</dc:date>
              <text:p text:style-name="P1"><text:span text:style-name="T1">Texture-flow.js:1344:30-34: void | Rectangle</text:span></text:p>
              <text:p text:style-name="P1"><text:span text:style-name="T1">Texture-flow.js:1355:14-18: void | Rectangle</text:span></text:p>
              <text:p text:style-name="P1"><text:span text:style-name="T1">Texture-flow.js:1358:13-45: Rectangle</text:span></text:p>
              <text:p text:style-name="P1"><text:span text:style-name="T1">Texture-flow.js:1358:21-45: Rectangle</text:span></text:p>
              <text:p text:style-name="P1"><text:span text:style-name="T1">Texture-flow.js:1358:25-33: [class: Rectangle]</text:span></text:p>
              <text:p text:style-name="P1"><text:span text:style-name="T1">Texture-flow.js:1379:23-27: Rectangle</text:span></text:p>
              <text:p text:style-name="P1"><text:span text:style-name="T1">Texture-flow.js:1415:21-33: Rectangle</text:span></text:p>
              <text:p text:style-name="P1"><text:span text:style-name="T1">Texture-flow.js:1415:29-33: Rectangle</text:span></text:p>
              <text:p text:style-name="P1"><text:span text:style-name="T1">Texture-flow.js:1433:17-82: Rectangle</text:span></text:p>
              <text:p text:style-name="P1"><text:span text:style-name="T1">Texture-flow.js:1433:25-82: Rectangle</text:span></text:p>
              <text:p text:style-name="P1"><text:span text:style-name="T1">Texture-flow.js:1433:29-37: [class: Rectangle]</text:span></text:p>
              <text:p text:style-name="P1"><text:span text:style-name="T1">Texture-flow.js:1438:26-30: Rectangle</text:span></text:p>
              <text:p text:style-name="P1"><text:span text:style-name="T1">Texture-flow.js:1478:13-83: Rectangle</text:span></text:p>
              <text:p text:style-name="P1"><text:span text:style-name="T1">Texture-flow.js:1478:26-83: Rectangle</text:span></text:p>
              <text:p text:style-name="P1"><text:span text:style-name="T1">Texture-flow.js:1478:30-38: [class: Rectangle]</text:span></text:p>
              <text:p text:style-name="P1"><text:span text:style-name="T1">Texture-flow.js:1550:46-55: Rectangle</text:span></text:p>
              <text:p text:style-name="P1"><text:span text:style-name="T1">Texture-flow.js:1751:15-19: Rectangle</text:span></text:p>
              <text:p text:style-name="P1"><text:span text:style-name="T1">Texture-flow.js:1753:9-27: Rectangle</text:span></text:p>
              <text:p text:style-name="P1"><text:span text:style-name="T1">Texture-flow.js:1753:23-27: Rectangle</text:span></text:p>
              <text:p text:style-name="P1"><text:span text:style-name="T1">Texture-flow.js:1757:13-17: Rectangle</text:span></text:p>
              <text:p text:style-name="P1"><text:span text:style-name="T1">Texture-flow.js:1757:23-27: Rectangle</text:span></text:p>
              <text:p text:style-name="P1"><text:span text:style-name="T1">Texture-flow.js:1757:63-67: Rectangle</text:span></text:p>
              <text:p text:style-name="P1"><text:span text:style-name="T1">Texture-flow.js:1757:73-77: Rectangle</text:span></text:p>
              <text:p text:style-name="P1"><text:span text:style-name="T1">Texture-flow.js:1763:22-26: Rectangle</text:span></text:p>
              <text:p text:style-name="P1"><text:span text:style-name="T1">Texture-flow.js:1763:31-35: Rectangle</text:span></text:p>
              <text:p text:style-name="P1"><text:span text:style-name="T1">Texture-flow.js:1763:46-50: Rectangle</text:span></text:p>
              <text:p text:style-name="P1"><text:span text:style-name="T1">Texture-flow.js:1767:13-29: Rectangle</text:span></text:p>
              <text:p text:style-name="P1"><text:span text:style-name="T1">Texture-flow.js:1767:25-29: Rectangle</text:span></text:p>
            </office:annotation>
            <text:p>28</text:p>
          </table:table-cell>
        </table:table-row>
        <table:table-row table:style-name="ro3">
          <table:table-cell table:style-name="ce3" office:value-type="string">
            <text:p>EventEmitter</text:p>
          </table:table-cell>
          <table:table-cell table:style-name="ce9" table:number-columns-repeated="2"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4" office:value-type="string">
            <text:p>Src Initial Line:</text:p>
          </table:table-cell>
          <table:table-cell office:value-type="float" office:value="1335">
            <text:p>1335</text:p>
          </table:table-cell>
          <table:table-cell/>
        </table:table-row>
        <table:table-row table:style-name="ro3">
          <table:table-cell table:style-name="ce4" office:value-type="string">
            <text:p>Src Final Line:</text:p>
          </table:table-cell>
          <table:table-cell office:value-type="float" office:value="1837">
            <text:p>1837</text:p>
          </table:table-cell>
          <table:table-cell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-flow.js</text:p>
          </table:table-cell>
          <table:table-cell/>
        </table:table-row>
        <table:table-row table:style-name="ro3">
          <table:table-cell table:style-name="ce1"/>
          <table:table-cell table:number-columns-repeated="2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GarbageCollecto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109">
            <text:p>10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GarbageCollecto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Manager" table:style-name="ta1" table:print="false">
        <table:table-column table:style-name="co15" table:default-cell-style-name="ce1"/>
        <table:table-column table:style-name="co2" table:number-columns-repeated="2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2">
          <table:table-cell table:style-name="ce2" office:value-type="string">
            <text:p>RenderTarget</text:p>
          </table:table-cell>
          <table:table-cell table:style-name="ce9"/>
          <table:table-cell table:style-name="ce9" office:value-type="float" office:value="7">
            <office:annotation draw:style-name="gr36" draw:text-style-name="P1" svg:width="1.1413in" svg:height="4.9in" svg:x="2.9846in" svg:y="0.0276in" draw:caption-point-x="-0.2402in" draw:caption-point-y="0.1642in">
              <dc:creator>LS</dc:creator>
              <dc:date>2018-11-06T00:00:00</dc:date>
              <text:p text:style-name="P1"><text:span text:style-name="T1">TextureManager-flow.js:405:23-34: RenderTarget</text:span></text:p>
              <text:p text:style-name="P1"><text:span text:style-name="T1">TextureManager-flow.js:405:38,411:17: RenderTarget</text:span></text:p>
              <text:p text:style-name="P1"><text:span text:style-name="T1">TextureManager-flow.js:405:42-53: [class: RenderTarget]</text:span></text:p>
              <text:p text:style-name="P1"><text:span text:style-name="T1">TextureManager-flow.js:413:17-28: RenderTarget</text:span></text:p>
              <text:p text:style-name="P1"><text:span text:style-name="T1">TextureManager-flow.js:414:17-82: RenderTarget</text:span></text:p>
              <text:p text:style-name="P1"><text:span text:style-name="T1">TextureManager-flow.js:414:71-82: RenderTarget</text:span></text:p>
              <text:p text:style-name="P1"><text:span text:style-name="T1">TextureManager-flow.js:415:29-40: RenderTarget</text:span></text:p>
              <text:p text:style-name="P1"><text:span text:style-name="T1"/></text:p>
              <text:p text:style-name="P1"><text:span text:style-name="T1"/></text:p>
            </office:annotation>
            <text:p>7</text:p>
          </table:table-cell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334">
            <text:p>334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49">
            <text:p>549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extureManager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extureUvs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3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/>
          <table:table-cell table:style-name="ce9" table:number-columns-repeated="2"/>
        </table:table-row>
        <table:table-row table:style-name="ro3">
          <table:table-cell table:style-name="ce3"/>
          <table:table-cell table:style-name="ce9"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3">
          <table:table-cell table:style-name="ce4" office:value-type="string">
            <text:p>File:</text:p>
          </table:table-cell>
          <table:table-cell office:value-type="string">
            <text:p>TextureUvs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3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3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3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ransform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 office:value-type="string">
            <text:p>Point</text:p>
          </table:table-cell>
          <table:table-cell table:style-name="ce9" office:value-type="float" office:value="3">
            <office:annotation draw:style-name="gr7" draw:text-style-name="P1" svg:width="1.1413in" svg:height="1.4787in" svg:x="2.2811in" svg:y="0in" draw:caption-point-x="-0.2402in" draw:caption-point-y="0.1701in">
              <dc:creator>LS</dc:creator>
              <dc:date>2018-04-01T00:00:00</dc:date>
              <text:p text:style-name="P1"><text:span text:style-name="T1">Transform-flow.js:298:9-39: Point</text:span></text:p>
              <text:p text:style-name="P1"><text:span text:style-name="T1">Transform-flow.js:305:9-36: Point</text:span></text:p>
              <text:p text:style-name="P1"><text:span text:style-name="T1">Transform-flow.js:319:9-36: Point</text:span></text:p>
            </office:annotation>
            <text:p>3</text:p>
          </table:table-cell>
          <table:table-cell table:style-name="ce9" office:value-type="float" office:value="6">
            <office:annotation draw:style-name="gr37" draw:text-style-name="P1" svg:width="1.1413in" svg:height="2.8783in" svg:x="3.711in" svg:y="0in" draw:caption-point-x="-0.2402in" draw:caption-point-y="0.1701in">
              <dc:creator>LS</dc:creator>
              <dc:date>2018-04-01T00:00:00</dc:date>
              <text:p text:style-name="P1"><text:span text:style-name="T1">Transform-flow.js:298:25-39: Point</text:span></text:p>
              <text:p text:style-name="P1"><text:span text:style-name="T1">Transform-flow.js:298:29-33: [class: Point]</text:span></text:p>
              <text:p text:style-name="P1"><text:span text:style-name="T1">Transform-flow.js:305:22-36: Point</text:span></text:p>
              <text:p text:style-name="P1"><text:span text:style-name="T1">Transform-flow.js:305:26-30: [class: Point]</text:span></text:p>
              <text:p text:style-name="P1"><text:span text:style-name="T1">Transform-flow.js:319:22-36: Point</text:span></text:p>
              <text:p text:style-name="P1"><text:span text:style-name="T1">Transform-flow.js:319:26-30: [class: Point]</text:span></text:p>
            </office:annotation>
            <text:p>6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1">
            <office:annotation draw:style-name="gr4" draw:text-style-name="P1" svg:width="1.1413in" svg:height="0.5457in" svg:x="2.2811in" svg:y="0in" draw:caption-point-x="-0.2402in" draw:caption-point-y="0.3307in">
              <dc:creator>LS</dc:creator>
              <dc:date>2018-04-01T00:00:00</dc:date>
              <text:p text:style-name="P1"><text:span text:style-name="T1">Transform-flow.js:312:9-68: ObservablePoint</text:span></text:p>
            </office:annotation>
            <text:p>1</text:p>
          </table:table-cell>
          <table:table-cell table:style-name="ce9" office:value-type="float" office:value="2">
            <office:annotation draw:style-name="gr7" draw:text-style-name="P1" svg:width="1.1413in" svg:height="1.4787in" svg:x="3.711in" svg:y="0in" draw:caption-point-x="-0.2402in" draw:caption-point-y="0.3307in">
              <dc:creator>LS</dc:creator>
              <dc:date>2018-04-01T00:00:00</dc:date>
              <text:p text:style-name="P1"><text:span text:style-name="T1">Transform-flow.js:312:21-68: ObservablePoint</text:span></text:p>
              <text:p text:style-name="P1"><text:span text:style-name="T1">Transform-flow.js:312:25-39: [class: ObservablePoint]</text:span></text:p>
            </office:annotation>
            <text:p>2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272">
            <text:p>27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34">
            <text:p>434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4" table:number-rows-repeated="1048563">
          <table:table-cell table:number-columns-repeated="3"/>
        </table:table-row>
        <table:table-row table:style-name="ro4">
          <table:table-cell table:number-columns-repeated="3"/>
        </table:table-row>
      </table:table>
      <table:table table:name="TransformBase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2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3">
          <table:table-cell table:style-name="ce2" office:value-type="string">
            <text:p>Matrix</text:p>
          </table:table-cell>
          <table:table-cell table:style-name="ce9" office:value-type="float" office:value="2">
            <office:annotation draw:style-name="gr2" draw:text-style-name="P1" svg:width="1.1413in" svg:height="1.0122in" svg:x="2.28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9-42: Matrix</text:span></text:p>
              <text:p text:style-name="P1"><text:span text:style-name="T1">TransformBase-flow.js:521:9-42: Matrix</text:span></text:p>
            </office:annotation>
            <text:p>2</text:p>
          </table:table-cell>
          <table:table-cell table:style-name="ce9" office:value-type="float" office:value="4">
            <office:annotation draw:style-name="gr9" draw:text-style-name="P1" svg:width="1.1413in" svg:height="2.2563in" svg:x="3.711in" svg:y="0.0043in" draw:caption-point-x="-0.2402in" draw:caption-point-y="0.1874in">
              <dc:creator>LS</dc:creator>
              <dc:date>2018-04-01T00:00:00</dc:date>
              <text:p text:style-name="P1"><text:span text:style-name="T1">TransformBase-flow.js:514:31-42: Matrix</text:span></text:p>
              <text:p text:style-name="P1"><text:span text:style-name="T1">TransformBase-flow.js:514:35-40: [class: Matrix]</text:span></text:p>
              <text:p text:style-name="P1"><text:span text:style-name="T1">TransformBase-flow.js:521:31-42: Matrix</text:span></text:p>
              <text:p text:style-name="P1"><text:span text:style-name="T1">TransformBase-flow.js:521:35-40: [class: Matrix]</text:span></text:p>
            </office:annotation>
            <text:p>4</text:p>
          </table:table-cell>
        </table:table-row>
        <table:table-row table:style-name="ro3">
          <table:table-cell table:number-columns-repeated="3"/>
        </table:table-row>
        <table:table-row table:style-name="ro2">
          <table:table-cell table:style-name="ce4" office:value-type="string">
            <text:p>Src Initial Line:</text:p>
          </table:table-cell>
          <table:table-cell office:value-type="float" office:value="492">
            <text:p>492</text:p>
          </table:table-cell>
          <table:table-cell/>
        </table:table-row>
        <table:table-row table:style-name="ro2">
          <table:table-cell table:style-name="ce4" office:value-type="string">
            <text:p>Src Final Line:</text:p>
          </table:table-cell>
          <table:table-cell office:value-type="float" office:value="567">
            <text:p>567</text:p>
          </table:table-cell>
          <table:table-cell/>
        </table:table-row>
        <table:table-row table:style-name="ro2">
          <table:table-cell table:style-name="ce4" office:value-type="string">
            <text:p>File:</text:p>
          </table:table-cell>
          <table:table-cell office:value-type="string">
            <text:p>TransformBase-flow.js</text:p>
          </table:table-cell>
          <table:table-cell/>
        </table:table-row>
        <table:table-row table:style-name="ro3">
          <table:table-cell table:number-columns-repeated="3"/>
        </table:table-row>
        <table:table-row table:style-name="ro2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2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2">
          <table:table-cell table:style-name="ce7"/>
          <table:table-cell office:value-type="string">
            <text:p>Implemented in the same file</text:p>
          </table:table-cell>
          <table:table-cell/>
        </table:table-row>
        <table:table-row table:style-name="ro2" table:number-rows-repeated="17">
          <table:table-cell table:style-name="Default"/>
          <table:table-cell table:number-columns-repeated="2"/>
        </table:table-row>
        <table:table-row table:style-name="ro2" table:number-rows-repeated="1048548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TransformStatic" table:style-name="ta1" table:print="false">
        <table:table-column table:style-name="co4" table:default-cell-style-name="ce1"/>
        <table:table-column table:style-name="co2" table:default-cell-style-name="Default"/>
        <table:table-column table:style-name="co5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4">
          <table:table-cell table:style-name="ce2" office:value-type="string">
            <text:p>ObservablePoint</text:p>
          </table:table-cell>
          <table:table-cell table:style-name="ce9" office:value-type="float" office:value="4">
            <office:annotation draw:style-name="gr26" draw:text-style-name="P1" svg:width="1.1413in" svg:height="1.9453in" svg:x="2.28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9-70: ObservablePoint</text:span></text:p>
              <text:p text:style-name="P1"><text:span text:style-name="T1">TransformStatic-flow.js:220:9-67: ObservablePoint</text:span></text:p>
              <text:p text:style-name="P1"><text:span text:style-name="T1">TransformStatic-flow.js:227:9-67: ObservablePoint</text:span></text:p>
              <text:p text:style-name="P1"><text:span text:style-name="T1">TransformStatic-flow.js:234:9-68: ObservablePoint</text:span></text:p>
            </office:annotation>
            <text:p>4</text:p>
          </table:table-cell>
          <table:table-cell table:style-name="ce9" office:value-type="float" office:value="8">
            <office:annotation draw:style-name="gr38" draw:text-style-name="P1" svg:width="1.1413in" svg:height="5.6776in" svg:x="3.711in" svg:y="0in" draw:caption-point-x="-0.2402in" draw:caption-point-y="0.1701in">
              <dc:creator>LS</dc:creator>
              <dc:date>2018-04-01T00:00:00</dc:date>
              <text:p text:style-name="P1"><text:span text:style-name="T1">TransformStatic-flow.js:213:25-70: ObservablePoint</text:span></text:p>
              <text:p text:style-name="P1"><text:span text:style-name="T1">TransformStatic-flow.js:213:29-43: [class: ObservablePoint]</text:span></text:p>
              <text:p text:style-name="P1"><text:span text:style-name="T1">TransformStatic-flow.js:220:22-67: ObservablePoint</text:span></text:p>
              <text:p text:style-name="P1"><text:span text:style-name="T1">TransformStatic-flow.js:220:26-40: [class: ObservablePoint]</text:span></text:p>
              <text:p text:style-name="P1"><text:span text:style-name="T1">TransformStatic-flow.js:227:22-67: ObservablePoint</text:span></text:p>
              <text:p text:style-name="P1"><text:span text:style-name="T1">TransformStatic-flow.js:227:26-40: [class: ObservablePoint]</text:span></text:p>
              <text:p text:style-name="P1"><text:span text:style-name="T1">TransformStatic-flow.js:234:21-68: ObservablePoint</text:span></text:p>
              <text:p text:style-name="P1"><text:span text:style-name="T1">TransformStatic-flow.js:234:25-39: [class: ObservablePoint]</text:span></text:p>
            </office:annotation>
            <text:p>8</text:p>
          </table:table-cell>
        </table:table-row>
        <table:table-row table:style-name="ro4">
          <table:table-cell table:style-name="ce3" office:value-type="string">
            <text:p>TransformBase</text:p>
          </table:table-cell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92">
            <text:p>192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386">
            <text:p>386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TransformStatic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GraphicsData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Src Final Line:</text:p>
          </table:table-cell>
          <table:table-cell table:number-columns-repeated="2"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GraphicsData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Manager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4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4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4">
          <table:table-cell table:style-name="ce4" office:value-type="string">
            <text:p>Src Final Line:</text:p>
          </table:table-cell>
          <table:table-cell office:value-type="float" office:value="41">
            <text:p>41</text:p>
          </table:table-cell>
          <table:table-cell/>
        </table:table-row>
        <table:table-row table:style-name="ro4">
          <table:table-cell table:style-name="ce4" office:value-type="string">
            <text:p>File:</text:p>
          </table:table-cell>
          <table:table-cell office:value-type="string">
            <text:p>WebGLManager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4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4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4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WebGLState" table:style-name="ta1" table:print="false">
        <table:table-column table:style-name="co2" table:default-cell-style-name="ce1"/>
        <table:table-column table:style-name="co2" table:number-columns-repeated="2" table:default-cell-style-name="Default"/>
        <table:table-row table:style-name="ro5">
          <table:table-cell/>
          <table:table-cell table:style-name="ce8" office:value-type="string">
            <text:p>Association</text:p>
          </table:table-cell>
          <table:table-cell table:style-name="ce8" office:value-type="string">
            <text:p>“uses” dependency</text:p>
          </table:table-cell>
        </table:table-row>
        <table:table-row table:style-name="ro1">
          <table:table-cell table:style-name="ce2"/>
          <table:table-cell table:style-name="ce9" table:number-columns-repeated="2"/>
        </table:table-row>
        <table:table-row table:style-name="ro1">
          <table:table-cell table:style-name="ce3"/>
          <table:table-cell table:style-name="ce9" table:number-columns-repeated="2"/>
        </table:table-row>
        <table:table-row table:style-name="ro1">
          <table:table-cell table:number-columns-repeated="3"/>
        </table:table-row>
        <table:table-row table:style-name="ro5">
          <table:table-cell table:style-name="ce4" office:value-type="string">
            <text:p>Src Initial Line:</text:p>
          </table:table-cell>
          <table:table-cell office:value-type="float" office:value="1">
            <text:p>1</text:p>
          </table:table-cell>
          <table:table-cell/>
        </table:table-row>
        <table:table-row table:style-name="ro5">
          <table:table-cell table:style-name="ce4" office:value-type="string">
            <text:p>Src Final Line:</text:p>
          </table:table-cell>
          <table:table-cell office:value-type="float" office:value="262">
            <text:p>262</text:p>
          </table:table-cell>
          <table:table-cell/>
        </table:table-row>
        <table:table-row table:style-name="ro5">
          <table:table-cell table:style-name="ce4" office:value-type="string">
            <text:p>File:</text:p>
          </table:table-cell>
          <table:table-cell office:value-type="string">
            <text:p>WebGLState-flow.js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5">
          <table:table-cell table:style-name="ce5"/>
          <table:table-cell office:value-type="string">
            <text:p>Yellow cell indicates the use of require to import the class.</text:p>
          </table:table-cell>
          <table:table-cell/>
        </table:table-row>
        <table:table-row table:style-name="ro5">
          <table:table-cell table:style-name="ce6"/>
          <table:table-cell office:value-type="string">
            <text:p>Inheritance</text:p>
          </table:table-cell>
          <table:table-cell/>
        </table:table-row>
        <table:table-row table:style-name="ro5">
          <table:table-cell table:style-name="ce7"/>
          <table:table-cell office:value-type="string">
            <text:p>Implemented in the same file</text:p>
          </table:table-cell>
          <table:table-cell/>
        </table:table-row>
      </table:table>
      <table:table table:name="TOTAL" table:style-name="ta1" table:print="false">
        <table:table-column table:style-name="co16" table:default-cell-style-name="ce11"/>
        <table:table-column table:style-name="co2" table:number-columns-repeated="2" table:default-cell-style-name="Default"/>
        <table:table-row table:style-name="ro4">
          <table:table-cell office:value-type="string">
            <text:p>Associations:</text:p>
          </table:table-cell>
          <table:table-cell table:style-name="ce14" table:formula="of:=SUM([$DisplayObject.B2:$DisplayObject.B6])+SUM([$Transform.B2:$Transform.B4])+SUM([$TransformBase.B2:$TransformBase.B18])+SUM([$TransformStatic.B2:$TransformStatic.B19])+SUM([$Bounds.B2:$Bounds.B16])+SUM([$Rectangle.B2:$Rectangle.B20])+SUM([$Point.B2:$Point.B18])+SUM([$ObservablePoint.B2:$ObservablePoint.B18])+SUM([$Matrix.B2:$Matrix.B20])+SUM([$Circle.B2:$Circle.B20])+SUM([$Container.B2:$Container.B18])+SUM($#REF!.B2:$#REF!.B20)+SUM($#REF!.B2:$#REF!.B20)+SUM($#REF!.B2:$#REF!.B20)+SUM($#REF!.B2:$#REF!.B18)+SUM($#REF!.B2:$#REF!.B18)+SUM($#REF!.B2:$#REF!.B18)+SUM($#REF!.B2:$#REF!.B18)+SUM($#REF!.B2:$#REF!.B18)+SUM($#REF!.B2:$#REF!.B18)))))))))))))))))" office:value-type="float" office:value="0">
            <text:p>#NOME?</text:p>
          </table:table-cell>
          <table:table-cell table:style-name="ce15" table:formula="of:=SUM([$DisplayObject.C2:$DisplayObject.C6])+SUM([$Transform.C2:$Transform.C4])+SUM([$TransformBase.C2:$TransformBase.C18])+SUM([$TransformStatic.C2:$TransformStatic.C19])+SUM([$Bounds.C2:$Bounds.C16])+SUM([$Rectangle.C2:$Rectangle.C20])+SUM([$Point.C2:$Point.C18])+SUM([$ObservablePoint.C2:$ObservablePoint.C18])+SUM([$Matrix.C2:$Matrix.C20])+SUM([$Circle.C2:$Circle.C20])+SUM([$Container.C2:$Container.C18])+SUM($#REF!.C2:$#REF!.C20)+SUM($#REF!.C2:$#REF!.C20)+SUM($#REF!.C2:$#REF!.C20)+SUM($#REF!.C2:$#REF!.C18)+SUM($#REF!.C2:$#REF!.C18)+SUM($#REF!.C2:$#REF!.C18)+SUM($#REF!.C2:$#REF!.C18)+SUM($#REF!.C2:$#REF!.C18)+SUM($#REF!.C2:$#REF!.C18)))))))))))))))))" office:value-type="float" office:value="0">
            <text:p>#NOME?</text:p>
          </table:table-cell>
        </table:table-row>
        <table:table-row table:style-name="ro4">
          <table:table-cell table:style-name="ce12" office:value-type="string">
            <text:p>“uses” dependencies: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Total:</text:p>
          </table:table-cell>
          <table:table-cell table:formula="of:=SUM([.B1];[.C1])" office:value-type="float" office:value="0">
            <text:p>#NOME?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11/28/2018</text:date>, <text:time>08:16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Silva</meta:initial-creator>
    <meta:creation-date>2018-02-04T17:47:27</meta:creation-date>
    <dc:date>2018-11-28T08:16:10</dc:date>
    <dc:creator>Leonardo Silva</dc:creator>
    <meta:editing-duration>P2DT10H35M46S</meta:editing-duration>
    <meta:editing-cycles>178</meta:editing-cycles>
    <meta:generator>OpenOffice/4.1.5$Unix OpenOffice.org_project/415m1$Build-9789</meta:generator>
    <meta:document-statistic meta:table-count="53" meta:cell-count="734" meta:object-count="0"/>
  </office:meta>
</office:document-meta>
</file>